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Bitstream Vera Sans Mono" svg:font-family="'Bitstream Vera Sans Mono'"/>
    <style:font-face style:name="Droid Sans Devanagari2" svg:font-family="'Droid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itstream Vera Sans Mono1" svg:font-family="'Bitstream Vera Sans Mono'" style:font-pitch="variable"/>
    <style:font-face style:name="Droid Sans Devanagari1" svg:font-family="'Droid Sans Devanagari'" style:font-pitch="variable"/>
    <style:font-face style:name="Liberation Serif1" svg:font-family="'Liberation Serif'" style:font-pitch="variable"/>
    <style:font-face style:name="Noto Serif CJK SC" svg:font-family="'Noto Serif CJK SC'" style:font-pitch="variable"/>
    <style:font-face style:name="Source Code Pro1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3efb27e" officeooo:paragraph-rsid="03efb27e"/>
    </style:style>
    <style:style style:name="P2" style:family="paragraph" style:parent-style-name="Footnote">
      <style:text-properties officeooo:paragraph-rsid="040478e2"/>
    </style:style>
    <style:style style:name="P3" style:family="paragraph" style:parent-style-name="Footnote">
      <style:paragraph-properties fo:text-align="justify" style:justify-single-word="false"/>
      <style:text-properties officeooo:paragraph-rsid="0472abdb"/>
    </style:style>
    <style:style style:name="P4" style:family="paragraph" style:parent-style-name="Footnote">
      <style:text-properties officeooo:rsid="0473cc53" officeooo:paragraph-rsid="0473cc53"/>
    </style:style>
    <style:style style:name="P5" style:family="paragraph" style:parent-style-name="Footnote">
      <style:text-properties officeooo:rsid="04ddd6f2" officeooo:paragraph-rsid="04ddd6f2"/>
    </style:style>
    <style:style style:name="P6" style:family="paragraph" style:parent-style-name="Footnote">
      <style:text-properties officeooo:paragraph-rsid="04ea6956"/>
    </style:style>
    <style:style style:name="P7" style:family="paragraph" style:parent-style-name="Footnote">
      <style:text-properties officeooo:paragraph-rsid="0495fa7b"/>
    </style:style>
    <style:style style:name="P8" style:family="paragraph" style:parent-style-name="Footnote">
      <style:text-properties officeooo:rsid="053d3208" officeooo:paragraph-rsid="053d3208"/>
    </style:style>
    <style:style style:name="P9" style:family="paragraph" style:parent-style-name="Footnote">
      <style:text-properties officeooo:paragraph-rsid="04dbe22d"/>
    </style:style>
    <style:style style:name="P10" style:family="paragraph" style:parent-style-name="Footnote">
      <style:text-properties officeooo:rsid="04fb9af2" officeooo:paragraph-rsid="04fb9af2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97dcae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13c09f1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2b7b523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3e318b9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3e318b9" officeooo:paragraph-rsid="03e318b9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zxx" fo:country="none" fo:font-style="normal" officeooo:rsid="01195af7" officeooo:paragraph-rsid="01195af7" style:language-asian="zxx" style:country-asian="none" style:font-style-asian="normal" style:language-complex="zxx" style:country-complex="none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language="zxx" fo:country="none" officeooo:rsid="03e460e0" officeooo:paragraph-rsid="03e460e0" style:language-asian="zxx" style:country-asian="none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fo:language="zxx" fo:country="none" officeooo:rsid="03e460e0" officeooo:paragraph-rsid="03e81062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zxx" fo:country="none" officeooo:rsid="03e56082" officeooo:paragraph-rsid="03e56082" style:language-asian="zxx" style:country-asian="none" style:language-complex="zxx" style:country-complex="none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zxx" fo:country="none" officeooo:rsid="03e56082" officeooo:paragraph-rsid="067187dc" style:language-asian="zxx" style:country-asian="none" style:language-complex="zxx" style:country-complex="none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zxx" fo:country="none" officeooo:paragraph-rsid="03e460e0" style:language-asian="zxx" style:country-asian="none" style:language-complex="zxx" style:country-complex="none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zxx" fo:country="none" officeooo:paragraph-rsid="03e81062" style:language-asian="zxx" style:country-asian="none" style:language-complex="zxx" style:country-complex="none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zxx" fo:country="none" officeooo:paragraph-rsid="054168a0" style:language-asian="zxx" style:country-asian="none" style:language-complex="zxx" style:country-complex="none"/>
    </style:style>
    <style:style style:name="P24" style:family="paragraph" style:parent-style-name="Standard" style:list-style-name="L2">
      <style:paragraph-properties fo:text-align="justify" style:justify-single-word="false"/>
      <style:text-properties fo:language="zxx" fo:country="none" officeooo:paragraph-rsid="03e8c295" style:language-asian="zxx" style:country-asian="none" style:language-complex="zxx" style:country-complex="none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zxx" fo:country="none" officeooo:paragraph-rsid="00964ba4" style:language-asian="zxx" style:country-asian="none" style:language-complex="zxx" style:country-complex="none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zxx" fo:country="none" officeooo:paragraph-rsid="03f93f30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justify" style:justify-single-word="false"/>
      <style:text-properties fo:language="zxx" fo:country="none" officeooo:paragraph-rsid="03ff6190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zxx" fo:country="none" officeooo:paragraph-rsid="0406a691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zxx" fo:country="none" officeooo:paragraph-rsid="04c399cc" style:language-asian="zxx" style:country-asian="none" style:language-complex="zxx" style:country-complex="none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zxx" fo:country="none" officeooo:paragraph-rsid="041a561f" style:language-asian="zxx" style:country-asian="none" style:language-complex="zxx" style:country-complex="none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zxx" fo:country="none" officeooo:paragraph-rsid="042fe42a" style:language-asian="zxx" style:country-asian="none" style:language-complex="zxx" style:country-complex="none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zxx" fo:country="none" officeooo:paragraph-rsid="0452f806" style:language-asian="zxx" style:country-asian="none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fo:language="zxx" fo:country="none" officeooo:paragraph-rsid="03f8a4c2" style:language-asian="zxx" style:country-asian="none" style:language-complex="zxx" style:country-complex="none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zxx" fo:country="none" officeooo:rsid="03e81062" officeooo:paragraph-rsid="03e81062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zxx" fo:country="none" officeooo:rsid="03e81062" officeooo:paragraph-rsid="03e81062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fo:language="zxx" fo:country="none" officeooo:rsid="00132615" officeooo:paragraph-rsid="03e81062" style:language-asian="zxx" style:country-asian="none" style:language-complex="zxx" style:country-complex="none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11aec58" style:language-asian="zxx" style:country-asian="none" style:language-complex="zxx" style:country-complex="none"/>
    </style:style>
    <style:style style:name="P38" style:family="paragraph" style:parent-style-name="Standard">
      <style:paragraph-properties fo:text-align="justify" style:justify-single-word="false"/>
      <style:text-properties fo:language="zxx" fo:country="none" officeooo:rsid="00132615" officeooo:paragraph-rsid="011aec58" style:language-asian="zxx" style:country-asian="none" style:language-complex="zxx" style:country-complex="none"/>
    </style:style>
    <style:style style:name="P39" style:family="paragraph" style:parent-style-name="Standard" style:list-style-name="L2">
      <style:paragraph-properties fo:text-align="justify" style:justify-single-word="false"/>
      <style:text-properties fo:language="zxx" fo:country="none" officeooo:rsid="03ece974" officeooo:paragraph-rsid="03ece974" style:language-asian="zxx" style:country-asian="none" style:language-complex="zxx" style:country-complex="none"/>
    </style:style>
    <style:style style:name="P40" style:family="paragraph" style:parent-style-name="Standard" style:list-style-name="L2">
      <style:paragraph-properties fo:text-align="justify" style:justify-single-word="false"/>
      <style:text-properties fo:language="zxx" fo:country="none" officeooo:rsid="03ecf255" officeooo:paragraph-rsid="03ecf255" style:language-asian="zxx" style:country-asian="none" style:language-complex="zxx" style:country-complex="none"/>
    </style:style>
    <style:style style:name="P41" style:family="paragraph" style:parent-style-name="Standard" style:list-style-name="L2">
      <style:paragraph-properties fo:text-align="justify" style:justify-single-word="false"/>
      <style:text-properties fo:language="zxx" fo:country="none" officeooo:rsid="03efb27e" officeooo:paragraph-rsid="04b33274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/>
      <style:text-properties fo:language="zxx" fo:country="none" officeooo:rsid="03f93f30" officeooo:paragraph-rsid="03f8a4c2" style:language-asian="zxx" style:country-asian="none" style:language-complex="zxx" style:country-complex="none"/>
    </style:style>
    <style:style style:name="P43" style:family="paragraph" style:parent-style-name="Standard" style:list-style-name="L2">
      <style:paragraph-properties fo:text-align="justify" style:justify-single-word="false"/>
      <style:text-properties fo:language="zxx" fo:country="none" officeooo:rsid="03f93f30" officeooo:paragraph-rsid="03f93f30" style:language-asian="zxx" style:country-asian="none" style:language-complex="zxx" style:country-complex="none"/>
    </style:style>
    <style:style style:name="P44" style:family="paragraph" style:parent-style-name="Standard" style:list-style-name="L2">
      <style:paragraph-properties fo:text-align="justify" style:justify-single-word="false"/>
      <style:text-properties fo:language="zxx" fo:country="none" officeooo:rsid="03f93f30" officeooo:paragraph-rsid="041a561f" style:language-asian="zxx" style:country-asian="none" style:language-complex="zxx" style:country-complex="none"/>
    </style:style>
    <style:style style:name="P45" style:family="paragraph" style:parent-style-name="Standard" style:list-style-name="L2">
      <style:paragraph-properties fo:text-align="justify" style:justify-single-word="false"/>
      <style:text-properties fo:language="zxx" fo:country="none" officeooo:rsid="03f93f30" officeooo:paragraph-rsid="04260d78" style:language-asian="zxx" style:country-asian="none" style:language-complex="zxx" style:country-complex="none"/>
    </style:style>
    <style:style style:name="P46" style:family="paragraph" style:parent-style-name="Standard">
      <style:paragraph-properties fo:text-align="justify" style:justify-single-word="false"/>
      <style:text-properties fo:language="zxx" fo:country="none" officeooo:rsid="03f93f30" officeooo:paragraph-rsid="03f93f30" style:language-asian="zxx" style:country-asian="none" style:language-complex="zxx" style:country-complex="none"/>
    </style:style>
    <style:style style:name="P47" style:family="paragraph" style:parent-style-name="Standard">
      <style:paragraph-properties fo:text-align="justify" style:justify-single-word="false"/>
      <style:text-properties fo:language="zxx" fo:country="none" officeooo:rsid="03f97eb4" officeooo:paragraph-rsid="03f97eb4" style:language-asian="zxx" style:country-asian="none" style:language-complex="zxx" style:country-complex="none"/>
    </style:style>
    <style:style style:name="P48" style:family="paragraph" style:parent-style-name="Standard" style:list-style-name="L2">
      <style:paragraph-properties fo:text-align="justify" style:justify-single-word="false"/>
      <style:text-properties fo:language="zxx" fo:country="none" officeooo:rsid="03f97eb4" officeooo:paragraph-rsid="04055b75" style:language-asian="zxx" style:country-asian="none" style:language-complex="zxx" style:country-complex="none"/>
    </style:style>
    <style:style style:name="P49" style:family="paragraph" style:parent-style-name="Standard" style:list-style-name="L2">
      <style:paragraph-properties fo:text-align="justify" style:justify-single-word="false"/>
      <style:text-properties fo:language="zxx" fo:country="none" officeooo:rsid="03f97eb4" officeooo:paragraph-rsid="03f97eb4" style:language-asian="zxx" style:country-asian="none" style:language-complex="zxx" style:country-complex="none"/>
    </style:style>
    <style:style style:name="P50" style:family="paragraph" style:parent-style-name="Standard" style:list-style-name="L2">
      <style:paragraph-properties fo:text-align="justify" style:justify-single-word="false"/>
      <style:text-properties fo:language="zxx" fo:country="none" officeooo:rsid="03f97eb4" officeooo:paragraph-rsid="0413c794" style:language-asian="zxx" style:country-asian="none" style:language-complex="zxx" style:country-complex="none"/>
    </style:style>
    <style:style style:name="P51" style:family="paragraph" style:parent-style-name="Standard" style:list-style-name="L2">
      <style:paragraph-properties fo:text-align="justify" style:justify-single-word="false"/>
      <style:text-properties fo:language="zxx" fo:country="none" officeooo:rsid="03fb8432" officeooo:paragraph-rsid="03fb8432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  <style:text-properties fo:language="zxx" fo:country="none" officeooo:rsid="03fb8432" officeooo:paragraph-rsid="03fb8432" style:language-asian="zxx" style:country-asian="none" style:language-complex="zxx" style:country-complex="none"/>
    </style:style>
    <style:style style:name="P53" style:family="paragraph" style:parent-style-name="Standard" style:list-style-name="L2">
      <style:paragraph-properties fo:text-align="justify" style:justify-single-word="false"/>
      <style:text-properties fo:language="zxx" fo:country="none" officeooo:rsid="04055b75" officeooo:paragraph-rsid="04055b75" style:language-asian="zxx" style:country-asian="none" style:language-complex="zxx" style:country-complex="none"/>
    </style:style>
    <style:style style:name="P54" style:family="paragraph" style:parent-style-name="Standard" style:list-style-name="L2">
      <style:paragraph-properties fo:text-align="justify" style:justify-single-word="false"/>
      <style:text-properties fo:language="zxx" fo:country="none" officeooo:rsid="040b924a" officeooo:paragraph-rsid="040b924a" style:language-asian="zxx" style:country-asian="none" style:language-complex="zxx" style:country-complex="none"/>
    </style:style>
    <style:style style:name="P55" style:family="paragraph" style:parent-style-name="Standard" style:list-style-name="L2">
      <style:paragraph-properties fo:text-align="justify" style:justify-single-word="false"/>
      <style:text-properties fo:language="zxx" fo:country="none" officeooo:rsid="041a561f" officeooo:paragraph-rsid="041a561f" style:language-asian="zxx" style:country-asian="none" style:language-complex="zxx" style:country-complex="none"/>
    </style:style>
    <style:style style:name="P56" style:family="paragraph" style:parent-style-name="Standard" style:list-style-name="L2">
      <style:paragraph-properties fo:text-align="justify" style:justify-single-word="false"/>
      <style:text-properties fo:language="zxx" fo:country="none" officeooo:rsid="04260d78" officeooo:paragraph-rsid="04260d78" style:language-asian="zxx" style:country-asian="none" style:language-complex="zxx" style:country-complex="none"/>
    </style:style>
    <style:style style:name="P57" style:family="paragraph" style:parent-style-name="Standard" style:list-style-name="L2">
      <style:paragraph-properties fo:text-align="justify" style:justify-single-word="false"/>
      <style:text-properties fo:language="zxx" fo:country="none" officeooo:rsid="04273587" officeooo:paragraph-rsid="04273587" style:language-asian="zxx" style:country-asian="none" style:language-complex="zxx" style:country-complex="none"/>
    </style:style>
    <style:style style:name="P58" style:family="paragraph" style:parent-style-name="Standard" style:list-style-name="L2">
      <style:paragraph-properties fo:text-align="justify" style:justify-single-word="false"/>
      <style:text-properties fo:language="zxx" fo:country="none" officeooo:rsid="042ae544" officeooo:paragraph-rsid="042ae544" style:language-asian="zxx" style:country-asian="none" style:language-complex="zxx" style:country-complex="none"/>
    </style:style>
    <style:style style:name="P59" style:family="paragraph" style:parent-style-name="Standard" style:list-style-name="L2">
      <style:paragraph-properties fo:text-align="justify" style:justify-single-word="false"/>
      <style:text-properties fo:language="zxx" fo:country="none" officeooo:rsid="042b9cf0" officeooo:paragraph-rsid="03f93f30" style:language-asian="zxx" style:country-asian="none" style:language-complex="zxx" style:country-complex="none"/>
    </style:style>
    <style:style style:name="P60" style:family="paragraph" style:parent-style-name="Standard" style:list-style-name="L2">
      <style:paragraph-properties fo:text-align="justify" style:justify-single-word="false"/>
      <style:text-properties fo:language="zxx" fo:country="none" officeooo:rsid="042b9cf0" officeooo:paragraph-rsid="042b9cf0" style:language-asian="zxx" style:country-asian="none" style:language-complex="zxx" style:country-complex="none"/>
    </style:style>
    <style:style style:name="P61" style:family="paragraph" style:parent-style-name="Standard">
      <style:paragraph-properties fo:text-align="justify" style:justify-single-word="false"/>
      <style:text-properties fo:language="zxx" fo:country="none" officeooo:rsid="042b9cf0" officeooo:paragraph-rsid="042b9cf0" style:language-asian="zxx" style:country-asian="none" style:language-complex="zxx" style:country-complex="none"/>
    </style:style>
    <style:style style:name="P62" style:family="paragraph" style:parent-style-name="Standard" style:list-style-name="L2">
      <style:paragraph-properties fo:text-align="justify" style:justify-single-word="false"/>
      <style:text-properties fo:language="zxx" fo:country="none" officeooo:rsid="04477f9a" officeooo:paragraph-rsid="04477f9a" style:language-asian="zxx" style:country-asian="none" style:language-complex="zxx" style:country-complex="none"/>
    </style:style>
    <style:style style:name="P63" style:family="paragraph" style:parent-style-name="Standard">
      <style:paragraph-properties fo:text-align="justify" style:justify-single-word="false"/>
      <style:text-properties fo:language="zxx" fo:country="none" officeooo:rsid="04477f9a" officeooo:paragraph-rsid="04477f9a" style:language-asian="zxx" style:country-asian="none" style:language-complex="zxx" style:country-complex="none"/>
    </style:style>
    <style:style style:name="P64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44b0770" style:language-asian="zxx" style:country-asian="none" style:language-complex="zxx" style:country-complex="none"/>
    </style:style>
    <style:style style:name="P65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44c9c21" style:language-asian="zxx" style:country-asian="none" style:language-complex="zxx" style:country-complex="none"/>
    </style:style>
    <style:style style:name="P66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63d58d9" style:language-asian="zxx" style:country-asian="none" style:language-complex="zxx" style:country-complex="none"/>
    </style:style>
    <style:style style:name="P67" style:family="paragraph" style:parent-style-name="Standard" style:list-style-name="L2">
      <style:paragraph-properties fo:text-align="justify" style:justify-single-word="false"/>
      <style:text-properties fo:language="zxx" fo:country="none" officeooo:rsid="044b0770" officeooo:paragraph-rsid="044cb20e" style:language-asian="zxx" style:country-asian="none" style:language-complex="zxx" style:country-complex="none"/>
    </style:style>
    <style:style style:name="P68" style:family="paragraph" style:parent-style-name="Standard" style:list-style-name="L2">
      <style:paragraph-properties fo:text-align="justify" style:justify-single-word="false"/>
      <style:text-properties fo:language="zxx" fo:country="none" officeooo:rsid="044f3a42" officeooo:paragraph-rsid="044f3a42" style:language-asian="zxx" style:country-asian="none" style:language-complex="zxx" style:country-complex="none"/>
    </style:style>
    <style:style style:name="P69" style:family="paragraph" style:parent-style-name="Standard" style:list-style-name="L2">
      <style:paragraph-properties fo:text-align="justify" style:justify-single-word="false"/>
      <style:text-properties fo:language="zxx" fo:country="none" officeooo:rsid="046ea804" officeooo:paragraph-rsid="046ea804" style:language-asian="zxx" style:country-asian="none" style:language-complex="zxx" style:country-complex="none"/>
    </style:style>
    <style:style style:name="P70" style:family="paragraph" style:parent-style-name="Standard" style:list-style-name="L2">
      <style:paragraph-properties fo:text-align="justify" style:justify-single-word="false"/>
      <style:text-properties fo:language="zxx" fo:country="none" officeooo:rsid="011aec58" officeooo:paragraph-rsid="011d7628" style:language-asian="zxx" style:country-asian="none" style:language-complex="zxx" style:country-complex="none"/>
    </style:style>
    <style:style style:name="P71" style:family="paragraph" style:parent-style-name="Standard">
      <style:paragraph-properties fo:text-align="justify" style:justify-single-word="false"/>
      <style:text-properties fo:language="zxx" fo:country="none" officeooo:rsid="01300d18" officeooo:paragraph-rsid="0133bf6b" style:language-asian="zxx" style:country-asian="none" style:language-complex="zxx" style:country-complex="none"/>
    </style:style>
    <style:style style:name="P72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Source Code Pro" fo:font-size="10pt" fo:language="zxx" fo:country="none" officeooo:rsid="03ece974" officeooo:paragraph-rsid="03ece974" style:font-size-asian="10pt" style:language-asian="zxx" style:country-asian="none" style:font-size-complex="10pt" style:language-complex="zxx" style:country-complex="none"/>
    </style:style>
    <style:style style:name="P74" style:family="paragraph" style:parent-style-name="Standard" style:list-style-name="L2">
      <style:paragraph-properties fo:text-align="justify" style:justify-single-word="false" fo:break-before="page"/>
      <style:text-properties fo:language="zxx" fo:country="none" officeooo:rsid="03ecf255" officeooo:paragraph-rsid="03f8a4c2" style:language-asian="zxx" style:country-asian="none" style:language-complex="zxx" style:country-complex="none"/>
    </style:style>
    <style:style style:name="P75" style:family="paragraph" style:parent-style-name="Standard" style:list-style-name="L2">
      <style:paragraph-properties fo:text-align="justify" style:justify-single-word="false" fo:break-before="page"/>
      <style:text-properties fo:language="zxx" fo:country="none" officeooo:rsid="03f97eb4" officeooo:paragraph-rsid="03f97eb4" style:language-asian="zxx" style:country-asian="none" style:language-complex="zxx" style:country-complex="none"/>
    </style:style>
    <style:style style:name="P76" style:family="paragraph" style:parent-style-name="Standard" style:list-style-name="L2">
      <style:paragraph-properties fo:margin-top="0in" fo:margin-bottom="0.05in" style:contextual-spacing="false" fo:text-align="justify" style:justify-single-word="false"/>
      <style:text-properties fo:language="zxx" fo:country="none" officeooo:rsid="042b9cf0" officeooo:paragraph-rsid="042b9cf0" style:language-asian="zxx" style:country-asian="none" style:language-complex="zxx" style:country-complex="none"/>
    </style:style>
    <style:style style:name="P77" style:family="paragraph" style:parent-style-name="Standard" style:list-style-name="L2">
      <style:paragraph-properties fo:margin-top="0.1in" fo:margin-bottom="0in" style:contextual-spacing="false" fo:text-align="center" style:justify-single-word="false" fo:break-before="page"/>
      <style:text-properties fo:language="zxx" fo:country="none" fo:font-weight="bold" officeooo:rsid="030fb18a" officeooo:paragraph-rsid="030fb18a" style:language-asian="zxx" style:country-asian="none" style:font-weight-asian="bold" style:language-complex="zxx" style:country-complex="none" style:font-weight-complex="bold"/>
    </style:style>
    <style:style style:name="P78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d8760e"/>
    </style:style>
    <style:style style:name="P79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1c3bac"/>
    </style:style>
    <style:style style:name="P80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21f332"/>
    </style:style>
    <style:style style:name="P81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52f806"/>
    </style:style>
    <style:style style:name="P82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5412b8"/>
    </style:style>
    <style:style style:name="P83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58cc76"/>
    </style:style>
    <style:style style:name="P84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e5ebe1"/>
    </style:style>
    <style:style style:name="P85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officeooo:paragraph-rsid="04745a7c"/>
    </style:style>
    <style:style style:name="P86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fo:language="zxx" fo:country="none" officeooo:rsid="03f93f30" officeooo:paragraph-rsid="042478c3" style:language-asian="zxx" style:country-asian="none" style:language-complex="zxx" style:country-complex="none"/>
    </style:style>
    <style:style style:name="P87" style:family="paragraph" style:parent-style-name="Standard" style:list-style-name="L2">
      <style:paragraph-properties fo:margin-top="0.1in" fo:margin-bottom="0in" style:contextual-spacing="false" fo:text-align="justify" style:justify-single-word="false"/>
      <style:text-properties fo:language="zxx" fo:country="none" officeooo:paragraph-rsid="0473cc53" style:language-asian="zxx" style:country-asian="none" style:language-complex="zxx" style:country-complex="none"/>
    </style:style>
    <style:style style:name="P88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350515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9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9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9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93" style:family="paragraph" style:parent-style-name="Standard">
      <style:paragraph-properties fo:margin-left="0in" fo:margin-right="0in" fo:margin-top="0in" fo:margin-bottom="0.1in" style:contextual-spacing="false" fo:text-align="center" style:justify-single-word="false" fo:text-indent="0.5in" style:auto-text-indent="false"/>
      <style:text-properties fo:font-size="13pt" fo:language="zxx" fo:country="none" fo:font-weight="bold" officeooo:rsid="011aec58" officeooo:paragraph-rsid="042478c3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94" style:family="paragraph" style:parent-style-name="Standard">
      <style:paragraph-properties fo:margin-top="0in" fo:margin-bottom="0.1in" style:contextual-spacing="false" fo:text-align="center" style:justify-single-word="false"/>
      <style:text-properties fo:language="zxx" fo:country="none" officeooo:rsid="00132615" officeooo:paragraph-rsid="011aec58" style:language-asian="zxx" style:country-asian="none" style:language-complex="zxx" style:country-complex="none"/>
    </style:style>
    <style:style style:name="P95" style:family="paragraph">
      <style:paragraph-properties fo:margin-left="0.1in" fo:margin-right="0in" fo:margin-top="0in" fo:margin-bottom="0in" fo:text-indent="0in" style:text-autospace="none"/>
    </style:style>
    <style:style style:name="P96" style:family="paragraph">
      <loext:graphic-properties draw:fill="none" draw:fill-color="#ffffff"/>
      <style:paragraph-properties fo:margin-left="0.1in" fo:margin-right="0in" fo:margin-top="0in" fo:margin-bottom="0in" fo:text-indent="0in" style:text-autospace="none" style:writing-mode="lr-tb"/>
      <style:text-properties fo:color="#a9b7c6" loext:opacity="100%" style:font-name="Source Code Pro" fo:font-size="10pt" style:font-name-asian="Bitstream Vera Sans Mono" style:font-size-asian="10pt" style:font-name-complex="Bitstream Vera Sans Mono" style:font-size-complex="10pt"/>
    </style:style>
    <style:style style:name="P97" style:family="paragraph">
      <style:paragraph-properties fo:text-align="end"/>
    </style:style>
    <style:style style:name="P98" style:family="paragraph">
      <loext:graphic-properties draw:fill="none" draw:fill-color="#ffffff"/>
      <style:paragraph-properties fo:text-align="end" style:writing-mode="lr-tb"/>
      <style:text-properties style:font-name="Source Code Pro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195af7" style:font-style-asian="italic" style:font-style-complex="italic"/>
    </style:style>
    <style:style style:name="T3" style:family="text">
      <style:text-properties fo:font-style="italic" officeooo:rsid="03e318b9" style:font-style-asian="italic" style:font-style-complex="italic"/>
    </style:style>
    <style:style style:name="T4" style:family="text">
      <style:text-properties fo:font-style="italic" officeooo:rsid="03e460e0" style:font-style-asian="italic" style:font-style-complex="italic"/>
    </style:style>
    <style:style style:name="T5" style:family="text">
      <style:text-properties fo:font-style="italic" officeooo:rsid="03ece974" style:font-style-asian="italic" style:font-style-complex="italic"/>
    </style:style>
    <style:style style:name="T6" style:family="text">
      <style:text-properties fo:font-style="italic" officeooo:rsid="03f93f30" style:font-style-asian="italic" style:font-style-complex="italic"/>
    </style:style>
    <style:style style:name="T7" style:family="text">
      <style:text-properties fo:font-style="italic" officeooo:rsid="03ff6190" style:font-style-asian="italic" style:font-style-complex="italic"/>
    </style:style>
    <style:style style:name="T8" style:family="text">
      <style:text-properties fo:font-style="italic" officeooo:rsid="03ffbfc7" style:font-style-asian="italic" style:font-style-complex="italic"/>
    </style:style>
    <style:style style:name="T9" style:family="text">
      <style:text-properties fo:font-style="italic" officeooo:rsid="0406a691" style:font-style-asian="italic" style:font-style-complex="italic"/>
    </style:style>
    <style:style style:name="T10" style:family="text">
      <style:text-properties fo:font-style="italic" officeooo:rsid="04133cd9" style:font-style-asian="italic" style:font-style-complex="italic"/>
    </style:style>
    <style:style style:name="T11" style:family="text">
      <style:text-properties fo:font-style="italic" officeooo:rsid="041a561f" style:font-style-asian="italic" style:font-style-complex="italic"/>
    </style:style>
    <style:style style:name="T12" style:family="text">
      <style:text-properties fo:font-style="italic" officeooo:rsid="04260d78" style:font-style-asian="italic" style:font-style-complex="italic"/>
    </style:style>
    <style:style style:name="T13" style:family="text">
      <style:text-properties fo:font-style="italic" officeooo:rsid="04277e66" style:font-style-asian="italic" style:font-style-complex="italic"/>
    </style:style>
    <style:style style:name="T14" style:family="text">
      <style:text-properties fo:font-style="italic" officeooo:rsid="042d0bba" style:font-style-asian="italic" style:font-style-complex="italic"/>
    </style:style>
    <style:style style:name="T15" style:family="text">
      <style:text-properties fo:font-style="italic" officeooo:rsid="042fe42a" style:font-style-asian="italic" style:font-style-complex="italic"/>
    </style:style>
    <style:style style:name="T16" style:family="text">
      <style:text-properties fo:font-style="italic" officeooo:rsid="0433a2ee" style:font-style-asian="italic" style:font-style-complex="italic"/>
    </style:style>
    <style:style style:name="T17" style:family="text">
      <style:text-properties fo:font-style="italic" officeooo:rsid="044c9c21" style:font-style-asian="italic" style:font-style-complex="italic"/>
    </style:style>
    <style:style style:name="T18" style:family="text">
      <style:text-properties fo:font-style="italic" officeooo:rsid="0452f806" style:font-style-asian="italic" style:font-style-complex="italic"/>
    </style:style>
    <style:style style:name="T19" style:family="text">
      <style:text-properties fo:font-style="italic" officeooo:rsid="046ea804" style:font-style-asian="italic" style:font-style-complex="italic"/>
    </style:style>
    <style:style style:name="T20" style:family="text">
      <style:text-properties fo:font-style="italic" officeooo:rsid="0473cc53" style:font-style-asian="italic" style:font-style-complex="italic"/>
    </style:style>
    <style:style style:name="T21" style:family="text">
      <style:text-properties fo:font-style="italic" officeooo:rsid="04745a7c" style:font-style-asian="italic" style:font-style-complex="italic"/>
    </style:style>
    <style:style style:name="T22" style:family="text">
      <style:text-properties fo:font-style="italic" officeooo:rsid="04b02499" style:font-style-asian="italic" style:font-style-complex="italic"/>
    </style:style>
    <style:style style:name="T23" style:family="text">
      <style:text-properties fo:font-style="italic" officeooo:rsid="04cf9131" style:font-style-asian="italic" style:font-style-complex="italic"/>
    </style:style>
    <style:style style:name="T24" style:family="text">
      <style:text-properties fo:font-style="italic" officeooo:rsid="04d4f059" style:font-style-asian="italic" style:font-style-complex="italic"/>
    </style:style>
    <style:style style:name="T25" style:family="text">
      <style:text-properties fo:font-style="italic" officeooo:rsid="0471bd09" style:font-style-asian="italic" style:font-style-complex="italic"/>
    </style:style>
    <style:style style:name="T26" style:family="text">
      <style:text-properties fo:font-style="italic" officeooo:rsid="0495fa7b" style:font-style-asian="italic" style:font-style-complex="italic"/>
    </style:style>
    <style:style style:name="T27" style:family="text">
      <style:text-properties fo:font-style="italic" officeooo:rsid="04a45ba8" style:font-style-asian="italic" style:font-style-complex="italic"/>
    </style:style>
    <style:style style:name="T28" style:family="text">
      <style:text-properties fo:font-style="italic" officeooo:rsid="063d58d9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1d7e5dc" style:font-style-asian="normal" style:font-style-complex="normal"/>
    </style:style>
    <style:style style:name="T31" style:family="text">
      <style:text-properties fo:font-style="normal" officeooo:rsid="02b7b523" style:font-style-asian="normal" style:font-style-complex="normal"/>
    </style:style>
    <style:style style:name="T32" style:family="text">
      <style:text-properties fo:font-style="normal" officeooo:rsid="013c09f1" style:font-style-asian="normal" style:font-style-complex="normal"/>
    </style:style>
    <style:style style:name="T33" style:family="text">
      <style:text-properties fo:font-style="normal" officeooo:rsid="03e318b9" style:font-style-asian="normal" style:font-style-complex="normal"/>
    </style:style>
    <style:style style:name="T34" style:family="text">
      <style:text-properties fo:font-style="normal" officeooo:rsid="03ffbfc7" style:font-style-asian="normal" style:font-style-complex="normal"/>
    </style:style>
    <style:style style:name="T35" style:family="text">
      <style:text-properties fo:font-style="normal" officeooo:rsid="04336063" style:font-style-asian="normal" style:font-style-complex="normal"/>
    </style:style>
    <style:style style:name="T36" style:family="text">
      <style:text-properties fo:font-style="normal" officeooo:rsid="0452f806" style:font-style-asian="normal" style:font-style-complex="normal"/>
    </style:style>
    <style:style style:name="T37" style:family="text">
      <style:text-properties fo:font-style="normal" officeooo:rsid="045412b8" style:font-style-asian="normal" style:font-style-complex="normal"/>
    </style:style>
    <style:style style:name="T38" style:family="text">
      <style:text-properties fo:font-style="normal" officeooo:rsid="04550cc0" style:font-style-asian="normal" style:font-style-complex="normal"/>
    </style:style>
    <style:style style:name="T39" style:family="text">
      <style:text-properties fo:font-style="normal" officeooo:rsid="045a3468" style:font-style-asian="normal" style:font-style-complex="normal"/>
    </style:style>
    <style:style style:name="T40" style:family="text">
      <style:text-properties fo:font-style="normal" officeooo:rsid="045f493c" style:font-style-asian="normal" style:font-style-complex="normal"/>
    </style:style>
    <style:style style:name="T41" style:family="text">
      <style:text-properties fo:font-style="normal" officeooo:rsid="0458cc76" style:font-style-asian="normal" style:font-style-complex="normal"/>
    </style:style>
    <style:style style:name="T42" style:family="text">
      <style:text-properties fo:font-style="normal" officeooo:rsid="0460d2f8" style:font-style-asian="normal" style:font-style-complex="normal"/>
    </style:style>
    <style:style style:name="T43" style:family="text">
      <style:text-properties fo:font-style="normal" officeooo:rsid="0471bd09" style:font-style-asian="normal" style:font-style-complex="normal"/>
    </style:style>
    <style:style style:name="T44" style:family="text">
      <style:text-properties fo:font-style="normal" officeooo:rsid="0473cc53" style:font-style-asian="normal" style:font-style-complex="normal"/>
    </style:style>
    <style:style style:name="T45" style:family="text">
      <style:text-properties fo:font-style="normal" officeooo:rsid="04745a7c" style:font-style-asian="normal" style:font-style-complex="normal"/>
    </style:style>
    <style:style style:name="T46" style:family="text">
      <style:text-properties fo:font-style="normal" officeooo:rsid="04db283c" style:font-style-asian="normal" style:font-style-complex="normal"/>
    </style:style>
    <style:style style:name="T47" style:family="text">
      <style:text-properties fo:font-style="normal" officeooo:rsid="041ea6b6" style:font-style-asian="normal" style:font-style-complex="normal"/>
    </style:style>
    <style:style style:name="T48" style:family="text">
      <style:text-properties fo:font-style="normal" officeooo:rsid="04e7a945" style:font-style-asian="normal" style:font-style-complex="normal"/>
    </style:style>
    <style:style style:name="T49" style:family="text">
      <style:text-properties fo:font-style="normal" officeooo:rsid="04ff927a" style:font-style-asian="normal" style:font-style-complex="normal"/>
    </style:style>
    <style:style style:name="T50" style:family="text">
      <style:text-properties fo:font-style="normal" officeooo:rsid="0506e0b7" style:font-style-asian="normal" style:font-style-complex="normal"/>
    </style:style>
    <style:style style:name="T51" style:family="text">
      <style:text-properties fo:font-style="normal" officeooo:rsid="0507da0e" style:font-style-asian="normal" style:font-style-complex="normal"/>
    </style:style>
    <style:style style:name="T52" style:family="text">
      <style:text-properties fo:font-style="normal" officeooo:rsid="050d6094" style:font-style-asian="normal" style:font-style-complex="normal"/>
    </style:style>
    <style:style style:name="T53" style:family="text">
      <style:text-properties fo:font-style="normal" officeooo:rsid="0495fa7b" style:font-style-asian="normal" style:font-style-complex="normal"/>
    </style:style>
    <style:style style:name="T54" style:family="text">
      <style:text-properties fo:font-style="normal" officeooo:rsid="058cb9fd" style:font-style-asian="normal" style:font-style-complex="normal"/>
    </style:style>
    <style:style style:name="T55" style:family="text">
      <style:text-properties fo:font-style="normal" officeooo:rsid="05c9488a" style:font-style-asian="normal" style:font-style-complex="normal"/>
    </style:style>
    <style:style style:name="T56" style:family="text">
      <style:text-properties fo:font-style="normal" officeooo:rsid="0669d0bf" style:font-style-asian="normal" style:font-style-complex="normal"/>
    </style:style>
    <style:style style:name="T57" style:family="text">
      <style:text-properties style:font-name="Source Code Pro" fo:font-size="10pt" officeooo:rsid="03f03df8" style:font-size-asian="10pt" style:font-size-complex="10pt"/>
    </style:style>
    <style:style style:name="T58" style:family="text">
      <style:text-properties style:font-name="Source Code Pro" fo:font-size="10pt" officeooo:rsid="03f93f30" style:font-size-asian="10pt" style:font-size-complex="10pt"/>
    </style:style>
    <style:style style:name="T59" style:family="text">
      <style:text-properties style:font-name="Source Code Pro" fo:font-size="10pt" officeooo:rsid="03f97eb4" style:font-size-asian="10pt" style:font-size-complex="10pt"/>
    </style:style>
    <style:style style:name="T60" style:family="text">
      <style:text-properties style:font-name="Source Code Pro" fo:font-size="10pt" officeooo:rsid="04c399cc" style:font-size-asian="10pt" style:font-size-complex="10pt"/>
    </style:style>
    <style:style style:name="T61" style:family="text">
      <style:text-properties style:font-name="Source Code Pro" fo:font-size="10pt" officeooo:rsid="03ff6190" style:font-size-asian="10pt" style:font-size-complex="10pt"/>
    </style:style>
    <style:style style:name="T62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63" style:family="text">
      <style:text-properties style:font-name="Source Code Pro" fo:font-size="10pt" fo:font-style="normal" officeooo:rsid="03f97eb4" style:font-size-asian="10pt" style:font-style-asian="normal" style:font-size-complex="10pt" style:font-style-complex="normal"/>
    </style:style>
    <style:style style:name="T64" style:family="text">
      <style:text-properties style:font-name="Source Code Pro" fo:font-size="10pt" fo:font-style="normal" officeooo:rsid="0452f806" style:font-size-asian="10pt" style:font-style-asian="normal" style:font-size-complex="10pt" style:font-style-complex="normal"/>
    </style:style>
    <style:style style:name="T65" style:family="text">
      <style:text-properties style:font-name="Source Code Pro" fo:font-size="10pt" fo:font-style="normal" officeooo:rsid="03ffbfc7" style:font-size-asian="10pt" style:font-style-asian="normal" style:font-size-complex="10pt" style:font-style-complex="normal"/>
    </style:style>
    <style:style style:name="T66" style:family="text">
      <style:text-properties style:font-name="Source Code Pro" fo:font-size="10pt" fo:font-style="normal" officeooo:rsid="045412b8" style:font-size-asian="10pt" style:font-style-asian="normal" style:font-size-complex="10pt" style:font-style-complex="normal"/>
    </style:style>
    <style:style style:name="T67" style:family="text">
      <style:text-properties style:font-name="Source Code Pro" fo:font-size="10pt" fo:font-style="normal" officeooo:rsid="0458cc76" style:font-size-asian="10pt" style:font-style-asian="normal" style:font-size-complex="10pt" style:font-style-complex="normal"/>
    </style:style>
    <style:style style:name="T68" style:family="text">
      <style:text-properties style:font-name="Source Code Pro" fo:font-size="10pt" fo:font-style="normal" officeooo:rsid="045f493c" style:font-size-asian="10pt" style:font-style-asian="normal" style:font-size-complex="10pt" style:font-style-complex="normal"/>
    </style:style>
    <style:style style:name="T69" style:family="text">
      <style:text-properties style:font-name="Source Code Pro" fo:font-size="10pt" fo:font-style="normal" officeooo:rsid="0473cc53" style:font-size-asian="10pt" style:font-style-asian="normal" style:font-size-complex="10pt" style:font-style-complex="normal"/>
    </style:style>
    <style:style style:name="T70" style:family="text">
      <style:text-properties style:font-name="Source Code Pro" fo:font-size="10pt" fo:font-style="normal" officeooo:rsid="03ff6190" style:font-size-asian="10pt" style:font-style-asian="normal" style:font-size-complex="10pt" style:font-style-complex="normal"/>
    </style:style>
    <style:style style:name="T71" style:family="text">
      <style:text-properties style:font-name="Source Code Pro" fo:font-size="10pt" fo:font-style="normal" officeooo:rsid="04336063" style:font-size-asian="10pt" style:font-style-asian="normal" style:font-size-complex="10pt" style:font-style-complex="normal"/>
    </style:style>
    <style:style style:name="T72" style:family="text">
      <style:text-properties style:font-name="Source Code Pro" fo:font-size="10pt" fo:font-style="normal" officeooo:rsid="041ea6b6" style:font-size-asian="10pt" style:font-style-asian="normal" style:font-size-complex="10pt" style:font-style-complex="normal"/>
    </style:style>
    <style:style style:name="T73" style:family="text">
      <style:text-properties style:font-name="Source Code Pro" fo:font-size="10pt" fo:font-style="normal" officeooo:rsid="0471bd09" style:font-size-asian="10pt" style:font-style-asian="normal" style:font-size-complex="10pt" style:font-style-complex="normal"/>
    </style:style>
    <style:style style:name="T74" style:family="text">
      <style:text-properties style:font-name="Source Code Pro" fo:font-size="10pt" fo:font-style="normal" officeooo:rsid="044b2e33" style:font-size-asian="10pt" style:font-style-asian="normal" style:font-size-complex="10pt" style:font-style-complex="normal"/>
    </style:style>
    <style:style style:name="T75" style:family="text">
      <style:text-properties style:font-name="Source Code Pro" fo:font-size="10pt" officeooo:rsid="03e8c295" style:font-size-asian="8.75pt" style:font-size-complex="10pt"/>
    </style:style>
    <style:style style:name="T76" style:family="text">
      <style:text-properties style:font-name="Source Code Pro" fo:font-size="10pt" officeooo:rsid="03ebb720" style:font-size-asian="8.75pt" style:font-size-complex="10pt"/>
    </style:style>
    <style:style style:name="T77" style:family="text">
      <style:text-properties style:font-name="Source Code Pro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8" style:family="text">
      <style:text-properties style:font-name="Source Code Pro" fo:font-size="10pt" fo:language="zxx" fo:country="none" fo:font-style="normal" officeooo:rsid="03ffbfc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9" style:family="text">
      <style:text-properties style:font-name="Source Code Pro" fo:font-size="10pt" fo:language="zxx" fo:country="none" fo:font-style="normal" officeooo:rsid="041ea6b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0" style:family="text">
      <style:text-properties style:font-name="Source Code Pro" fo:font-size="10pt" fo:language="zxx" fo:country="none" fo:font-style="normal" officeooo:rsid="0452f80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style:font-name="Source Code Pro" fo:font-size="10pt" fo:language="zxx" fo:country="none" fo:font-style="normal" officeooo:rsid="045412b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style:font-name="Source Code Pro" fo:font-size="10pt" fo:language="zxx" fo:country="none" fo:font-style="normal" officeooo:rsid="0458cc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style:font-name="Source Code Pro" fo:font-size="10pt" fo:language="zxx" fo:country="none" fo:font-style="normal" officeooo:rsid="045f493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style:font-name="Source Code Pro" fo:font-size="10pt" fo:language="zxx" fo:country="none" fo:font-style="normal" officeooo:rsid="0471bd0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style:font-name="Source Code Pro" fo:font-weight="bold" style:font-weight-asian="bold" style:font-weight-complex="bold"/>
    </style:style>
    <style:style style:name="T86" style:family="text">
      <style:text-properties style:font-name="Source Code Pro" fo:font-weight="bold" officeooo:rsid="03eb33fb" style:font-weight-asian="bold" style:font-weight-complex="bold"/>
    </style:style>
    <style:style style:name="T87" style:family="text">
      <style:text-properties style:font-name="Source Code Pro" officeooo:rsid="03eb33fb"/>
    </style:style>
    <style:style style:name="T88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89" style:family="text">
      <style:text-properties style:font-name="Source Code Pro" fo:font-size="12pt" fo:font-weight="bold" officeooo:rsid="04133cd9" style:font-size-asian="12pt" style:font-weight-asian="bold" style:font-size-complex="12pt" style:font-weight-complex="bold"/>
    </style:style>
    <style:style style:name="T90" style:family="text">
      <style:text-properties style:font-name="Source Code Pro" fo:font-size="9pt" style:font-size-asian="9pt" style:font-size-complex="9pt"/>
    </style:style>
    <style:style style:name="T91" style:family="text">
      <style:text-properties officeooo:rsid="027a86ef"/>
    </style:style>
    <style:style style:name="T92" style:family="text">
      <style:text-properties officeooo:rsid="03e318b9"/>
    </style:style>
    <style:style style:name="T93" style:family="text">
      <style:text-properties officeooo:rsid="03e460e0"/>
    </style:style>
    <style:style style:name="T94" style:family="text">
      <style:text-properties officeooo:rsid="03e8c295"/>
    </style:style>
    <style:style style:name="T95" style:family="text">
      <style:text-properties style:font-name="Liberation Serif" fo:font-size="12pt" officeooo:rsid="03e8c295" style:font-size-asian="12pt" style:font-size-complex="12pt"/>
    </style:style>
    <style:style style:name="T96" style:family="text">
      <style:text-properties style:font-name="Liberation Serif" fo:font-size="12pt" officeooo:rsid="03ebb720" style:font-size-asian="12pt" style:font-size-complex="12pt"/>
    </style:style>
    <style:style style:name="T97" style:family="text">
      <style:text-properties style:font-name="Liberation Serif" fo:font-size="12pt" officeooo:rsid="03f03df8" style:font-size-asian="12pt" style:font-size-complex="12pt"/>
    </style:style>
    <style:style style:name="T98" style:family="text">
      <style:text-properties style:font-name="Liberation Serif" fo:font-size="12pt" officeooo:rsid="03f93f30" style:font-size-asian="12pt" style:font-size-complex="12pt"/>
    </style:style>
    <style:style style:name="T99" style:family="text">
      <style:text-properties style:font-name="Liberation Serif" officeooo:rsid="03eb33fb"/>
    </style:style>
    <style:style style:name="T100" style:family="text">
      <style:text-properties style:font-name="Liberation Serif" officeooo:rsid="03ece974"/>
    </style:style>
    <style:style style:name="T101" style:family="text">
      <style:text-properties style:font-name="Liberation Serif" officeooo:rsid="03f84f2d"/>
    </style:style>
    <style:style style:name="T102" style:family="text">
      <style:text-properties style:font-name="Liberation Serif" officeooo:rsid="04a807f9"/>
    </style:style>
    <style:style style:name="T103" style:family="text">
      <style:text-properties style:font-name="Liberation Serif" officeooo:rsid="053b4bf6"/>
    </style:style>
    <style:style style:name="T104" style:family="text">
      <style:text-properties style:font-name="Liberation Serif" officeooo:rsid="053d3208"/>
    </style:style>
    <style:style style:name="T105" style:family="text">
      <style:text-properties style:font-name="Liberation Serif" officeooo:rsid="0540516d"/>
    </style:style>
    <style:style style:name="T106" style:family="text">
      <style:text-properties style:font-name="Liberation Serif" officeooo:rsid="0661fe7d"/>
    </style:style>
    <style:style style:name="T107" style:family="text">
      <style:text-properties officeooo:rsid="03eb33fb"/>
    </style:style>
    <style:style style:name="T108" style:family="text">
      <style:text-properties officeooo:rsid="03ece974"/>
    </style:style>
    <style:style style:name="T109" style:family="text">
      <style:text-properties officeooo:rsid="03eeca46"/>
    </style:style>
    <style:style style:name="T110" style:family="text">
      <style:text-properties officeooo:rsid="03f03df8"/>
    </style:style>
    <style:style style:name="T111" style:family="text">
      <style:text-properties officeooo:rsid="03f93f30"/>
    </style:style>
    <style:style style:name="T112" style:family="text">
      <style:text-properties fo:font-size="10pt" officeooo:rsid="040478e2" style:font-size-asian="10pt" style:font-size-complex="10pt"/>
    </style:style>
    <style:style style:name="T113" style:family="text">
      <style:text-properties fo:font-size="10pt" officeooo:rsid="0472abdb" style:font-size-asian="10pt" style:font-size-complex="10pt"/>
    </style:style>
    <style:style style:name="T114" style:family="text">
      <style:text-properties fo:font-size="10pt" officeooo:rsid="04ea6956" style:font-size-asian="10pt" style:font-size-complex="10pt"/>
    </style:style>
    <style:style style:name="T115" style:family="text">
      <style:text-properties fo:font-size="10pt" officeooo:rsid="04efe400" style:font-size-asian="10pt" style:font-size-complex="10pt"/>
    </style:style>
    <style:style style:name="T116" style:family="text">
      <style:text-properties fo:font-size="10pt" officeooo:rsid="0530f905" style:font-size-asian="10pt" style:font-size-complex="10pt"/>
    </style:style>
    <style:style style:name="T117" style:family="text">
      <style:text-properties fo:font-size="10pt" officeooo:rsid="05334fe8" style:font-size-asian="10pt" style:font-size-complex="10pt"/>
    </style:style>
    <style:style style:name="T118" style:family="text">
      <style:text-properties fo:font-size="10pt" officeooo:rsid="04dbe22d" style:font-size-asian="10pt" style:font-size-complex="10pt"/>
    </style:style>
    <style:style style:name="T119" style:family="text">
      <style:text-properties fo:font-size="10pt" officeooo:rsid="057e0c73" style:font-size-asian="10pt" style:font-size-complex="10pt"/>
    </style:style>
    <style:style style:name="T120" style:family="text">
      <style:text-properties fo:font-size="10pt" officeooo:rsid="057fff26" style:font-size-asian="10pt" style:font-size-complex="10pt"/>
    </style:style>
    <style:style style:name="T121" style:family="text">
      <style:text-properties fo:font-size="10pt" officeooo:rsid="05ed4be2" style:font-size-asian="10pt" style:font-size-complex="10pt"/>
    </style:style>
    <style:style style:name="T122" style:family="text">
      <style:text-properties fo:font-size="10pt" officeooo:rsid="05f4236c" style:font-size-asian="10pt" style:font-size-complex="10pt"/>
    </style:style>
    <style:style style:name="T123" style:family="text">
      <style:text-properties fo:font-size="10pt" officeooo:rsid="05edb952" style:font-size-asian="10pt" style:font-size-complex="10pt"/>
    </style:style>
    <style:style style:name="T124" style:family="text">
      <style:text-properties fo:font-size="10pt" officeooo:rsid="05f454ac" style:font-size-asian="10pt" style:font-size-complex="10pt"/>
    </style:style>
    <style:style style:name="T125" style:family="text">
      <style:text-properties officeooo:rsid="03f97eb4"/>
    </style:style>
    <style:style style:name="T126" style:family="text">
      <style:text-properties officeooo:rsid="03ff6190"/>
    </style:style>
    <style:style style:name="T127" style:family="text">
      <style:text-properties officeooo:rsid="03ffbfc7"/>
    </style:style>
    <style:style style:name="T128" style:family="text">
      <style:text-properties officeooo:rsid="040478e2"/>
    </style:style>
    <style:style style:name="T129" style:family="text">
      <style:text-properties officeooo:rsid="0406a691"/>
    </style:style>
    <style:style style:name="T130" style:family="text">
      <style:text-properties officeooo:rsid="0409c9be"/>
    </style:style>
    <style:style style:name="T131" style:family="text">
      <style:text-properties officeooo:rsid="040b924a"/>
    </style:style>
    <style:style style:name="T132" style:family="text">
      <style:text-properties officeooo:rsid="04133cd9"/>
    </style:style>
    <style:style style:name="T133" style:family="text">
      <style:text-properties officeooo:rsid="04162c14"/>
    </style:style>
    <style:style style:name="T134" style:family="text">
      <style:text-properties officeooo:rsid="04176e13"/>
    </style:style>
    <style:style style:name="T135" style:family="text">
      <style:text-properties officeooo:rsid="041a561f"/>
    </style:style>
    <style:style style:name="T136" style:family="text">
      <style:text-properties officeooo:rsid="041c3bac"/>
    </style:style>
    <style:style style:name="T137" style:family="text">
      <style:text-properties officeooo:rsid="042478c3"/>
    </style:style>
    <style:style style:name="T138" style:family="text">
      <style:text-properties officeooo:rsid="04260d78"/>
    </style:style>
    <style:style style:name="T139" style:family="text">
      <style:text-properties officeooo:rsid="04277e66"/>
    </style:style>
    <style:style style:name="T140" style:family="text">
      <style:text-properties officeooo:rsid="042d0bba"/>
    </style:style>
    <style:style style:name="T141" style:family="text">
      <style:text-properties officeooo:rsid="042fe42a"/>
    </style:style>
    <style:style style:name="T142" style:family="text">
      <style:text-properties officeooo:rsid="0433a2ee"/>
    </style:style>
    <style:style style:name="T143" style:family="text">
      <style:text-properties officeooo:rsid="044b2e33"/>
    </style:style>
    <style:style style:name="T144" style:family="text">
      <style:text-properties officeooo:rsid="044c9c21"/>
    </style:style>
    <style:style style:name="T145" style:family="text">
      <style:text-properties officeooo:rsid="044cb20e"/>
    </style:style>
    <style:style style:name="T146" style:family="text">
      <style:text-properties officeooo:rsid="0452f806"/>
    </style:style>
    <style:style style:name="T147" style:family="text">
      <style:text-properties officeooo:rsid="046ea804"/>
    </style:style>
    <style:style style:name="T148" style:family="text">
      <style:text-properties officeooo:rsid="0472abdb"/>
    </style:style>
    <style:style style:name="T149" style:family="text">
      <style:text-properties officeooo:rsid="04948989"/>
    </style:style>
    <style:style style:name="T150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51" style:family="text">
      <style:text-properties fo:language="zxx" fo:country="none" fo:font-style="italic" officeooo:rsid="03e318b9" style:language-asian="zxx" style:country-asian="none" style:font-style-asian="italic" style:language-complex="zxx" style:country-complex="none" style:font-style-complex="italic"/>
    </style:style>
    <style:style style:name="T152" style:family="text">
      <style:text-properties fo:language="zxx" fo:country="none" fo:font-style="italic" officeooo:rsid="01195af7" style:language-asian="zxx" style:country-asian="none" style:font-style-asian="italic" style:language-complex="zxx" style:country-complex="none" style:font-style-complex="italic"/>
    </style:style>
    <style:style style:name="T153" style:family="text">
      <style:text-properties fo:language="zxx" fo:country="none" fo:font-style="italic" officeooo:rsid="03ffbfc7" style:language-asian="zxx" style:country-asian="none" style:font-style-asian="italic" style:language-complex="zxx" style:country-complex="none" style:font-style-complex="italic"/>
    </style:style>
    <style:style style:name="T154" style:family="text">
      <style:text-properties fo:language="zxx" fo:country="none" fo:font-style="italic" officeooo:rsid="0471bd09" style:language-asian="zxx" style:country-asian="none" style:font-style-asian="italic" style:language-complex="zxx" style:country-complex="none" style:font-style-complex="italic"/>
    </style:style>
    <style:style style:name="T155" style:family="text">
      <style:text-properties fo:language="zxx" fo:country="none" fo:font-style="italic" officeooo:rsid="04745a7c" style:language-asian="zxx" style:country-asian="none" style:font-style-asian="italic" style:language-complex="zxx" style:country-complex="none" style:font-style-complex="italic"/>
    </style:style>
    <style:style style:name="T156" style:family="text">
      <style:text-properties fo:language="zxx" fo:country="none" style:language-asian="zxx" style:country-asian="none" style:language-complex="zxx" style:country-complex="none"/>
    </style:style>
    <style:style style:name="T157" style:family="text">
      <style:text-properties fo:language="zxx" fo:country="none" officeooo:rsid="03e318b9" style:language-asian="zxx" style:country-asian="none" style:language-complex="zxx" style:country-complex="none"/>
    </style:style>
    <style:style style:name="T158" style:family="text">
      <style:text-properties fo:language="zxx" fo:country="none" officeooo:rsid="03ffbfc7" style:language-asian="zxx" style:country-asian="none" style:language-complex="zxx" style:country-complex="none"/>
    </style:style>
    <style:style style:name="T159" style:family="text">
      <style:text-properties fo:language="zxx" fo:country="none" officeooo:rsid="041c3bac" style:language-asian="zxx" style:country-asian="none" style:language-complex="zxx" style:country-complex="none"/>
    </style:style>
    <style:style style:name="T160" style:family="text">
      <style:text-properties fo:language="zxx" fo:country="none" officeooo:rsid="041ea6b6" style:language-asian="zxx" style:country-asian="none" style:language-complex="zxx" style:country-complex="none"/>
    </style:style>
    <style:style style:name="T161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language="zxx" fo:country="none" fo:font-style="normal" officeooo:rsid="03e318b9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language="zxx" fo:country="none" fo:font-style="normal" officeooo:rsid="013c09f1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language="zxx" fo:country="none" fo:font-style="normal" officeooo:rsid="01d7e5dc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language="zxx" fo:country="none" fo:font-style="normal" officeooo:rsid="02b7b523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language="zxx" fo:country="none" fo:font-style="normal" officeooo:rsid="041ea6b6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language="zxx" fo:country="none" fo:font-style="normal" officeooo:rsid="04db283c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language="zxx" fo:country="none" fo:font-style="normal" officeooo:rsid="03ffbfc7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language="zxx" fo:country="none" fo:font-style="normal" officeooo:rsid="0452f806" style:language-asian="zxx" style:country-asian="none" style:font-style-asian="normal" style:language-complex="zxx" style:country-complex="none" style:font-style-complex="normal"/>
    </style:style>
    <style:style style:name="T170" style:family="text">
      <style:text-properties fo:language="zxx" fo:country="none" fo:font-style="normal" officeooo:rsid="045412b8" style:language-asian="zxx" style:country-asian="none" style:font-style-asian="normal" style:language-complex="zxx" style:country-complex="none" style:font-style-complex="normal"/>
    </style:style>
    <style:style style:name="T171" style:family="text">
      <style:text-properties fo:language="zxx" fo:country="none" fo:font-style="normal" officeooo:rsid="058cb9fd" style:language-asian="zxx" style:country-asian="none" style:font-style-asian="normal" style:language-complex="zxx" style:country-complex="none" style:font-style-complex="normal"/>
    </style:style>
    <style:style style:name="T172" style:family="text">
      <style:text-properties fo:language="zxx" fo:country="none" fo:font-style="normal" officeooo:rsid="04550cc0" style:language-asian="zxx" style:country-asian="none" style:font-style-asian="normal" style:language-complex="zxx" style:country-complex="none" style:font-style-complex="normal"/>
    </style:style>
    <style:style style:name="T173" style:family="text">
      <style:text-properties fo:language="zxx" fo:country="none" fo:font-style="normal" officeooo:rsid="045f493c" style:language-asian="zxx" style:country-asian="none" style:font-style-asian="normal" style:language-complex="zxx" style:country-complex="none" style:font-style-complex="normal"/>
    </style:style>
    <style:style style:name="T174" style:family="text">
      <style:text-properties fo:language="zxx" fo:country="none" fo:font-style="normal" officeooo:rsid="0458cc76" style:language-asian="zxx" style:country-asian="none" style:font-style-asian="normal" style:language-complex="zxx" style:country-complex="none" style:font-style-complex="normal"/>
    </style:style>
    <style:style style:name="T175" style:family="text">
      <style:text-properties fo:language="zxx" fo:country="none" fo:font-style="normal" officeooo:rsid="045a3468" style:language-asian="zxx" style:country-asian="none" style:font-style-asian="normal" style:language-complex="zxx" style:country-complex="none" style:font-style-complex="normal"/>
    </style:style>
    <style:style style:name="T176" style:family="text">
      <style:text-properties fo:language="zxx" fo:country="none" fo:font-style="normal" officeooo:rsid="0460d2f8" style:language-asian="zxx" style:country-asian="none" style:font-style-asian="normal" style:language-complex="zxx" style:country-complex="none" style:font-style-complex="normal"/>
    </style:style>
    <style:style style:name="T177" style:family="text">
      <style:text-properties fo:language="zxx" fo:country="none" fo:font-style="normal" officeooo:rsid="04e7a945" style:language-asian="zxx" style:country-asian="none" style:font-style-asian="normal" style:language-complex="zxx" style:country-complex="none" style:font-style-complex="normal"/>
    </style:style>
    <style:style style:name="T178" style:family="text">
      <style:text-properties fo:language="zxx" fo:country="none" fo:font-style="normal" officeooo:rsid="0471bd09" style:language-asian="zxx" style:country-asian="none" style:font-style-asian="normal" style:language-complex="zxx" style:country-complex="none" style:font-style-complex="normal"/>
    </style:style>
    <style:style style:name="T179" style:family="text">
      <style:text-properties fo:language="zxx" fo:country="none" fo:font-style="normal" officeooo:rsid="04745a7c" style:language-asian="zxx" style:country-asian="none" style:font-style-asian="normal" style:language-complex="zxx" style:country-complex="none" style:font-style-complex="normal"/>
    </style:style>
    <style:style style:name="T180" style:family="text">
      <style:text-properties fo:language="zxx" fo:country="none" fo:font-style="normal" officeooo:rsid="0669d0bf" style:language-asian="zxx" style:country-asian="none" style:font-style-asian="normal" style:language-complex="zxx" style:country-complex="none" style:font-style-complex="normal"/>
    </style:style>
    <style:style style:name="T181" style:family="text">
      <style:text-properties fo:language="zxx" fo:country="none" fo:font-style="normal" officeooo:rsid="04ff927a" style:language-asian="zxx" style:country-asian="none" style:font-style-asian="normal" style:language-complex="zxx" style:country-complex="none" style:font-style-complex="normal"/>
    </style:style>
    <style:style style:name="T182" style:family="text">
      <style:text-properties officeooo:rsid="049eb594"/>
    </style:style>
    <style:style style:name="T183" style:family="text">
      <style:text-properties officeooo:rsid="04a16bba"/>
    </style:style>
    <style:style style:name="T184" style:family="text">
      <style:text-properties officeooo:rsid="04a45ba8"/>
    </style:style>
    <style:style style:name="T185" style:family="text">
      <style:text-properties officeooo:rsid="04b02499"/>
    </style:style>
    <style:style style:name="T186" style:family="text">
      <style:text-properties officeooo:rsid="04bdfa6c"/>
    </style:style>
    <style:style style:name="T187" style:family="text">
      <style:text-properties officeooo:rsid="04bf577b"/>
    </style:style>
    <style:style style:name="T188" style:family="text">
      <style:text-properties officeooo:rsid="04d284cf"/>
    </style:style>
    <style:style style:name="T189" style:family="text">
      <style:text-properties officeooo:rsid="04d4f059"/>
    </style:style>
    <style:style style:name="T190" style:family="text">
      <style:text-properties officeooo:rsid="041ea6b6"/>
    </style:style>
    <style:style style:name="T191" style:family="text">
      <style:text-properties officeooo:rsid="04ea6956"/>
    </style:style>
    <style:style style:name="T192" style:family="text">
      <style:text-properties officeooo:rsid="050a1785"/>
    </style:style>
    <style:style style:name="T193" style:family="text">
      <style:text-properties officeooo:rsid="0495fa7b"/>
    </style:style>
    <style:style style:name="T194" style:family="text">
      <style:text-properties officeooo:rsid="05361ccf"/>
    </style:style>
    <style:style style:name="T195" style:family="text">
      <style:text-properties officeooo:rsid="0537730b"/>
    </style:style>
    <style:style style:name="T196" style:family="text">
      <style:text-properties style:text-line-through-style="none" style:text-line-through-type="none" officeooo:rsid="03e81062"/>
    </style:style>
    <style:style style:name="T197" style:family="text">
      <style:text-properties style:text-line-through-style="none" style:text-line-through-type="none" style:font-name="Source Code Pro" fo:font-size="10pt" officeooo:rsid="053d3208" style:font-size-asian="10pt" style:font-size-complex="10pt"/>
    </style:style>
    <style:style style:name="T198" style:family="text">
      <style:text-properties style:text-line-through-style="none" style:text-line-through-type="none" style:font-name="Source Code Pro" fo:font-size="10pt" officeooo:rsid="03e81062" style:font-size-asian="10pt" style:font-size-complex="10pt"/>
    </style:style>
    <style:style style:name="T199" style:family="text">
      <style:text-properties officeooo:rsid="053e1b67"/>
    </style:style>
    <style:style style:name="T200" style:family="text">
      <style:text-properties officeooo:rsid="0546f382"/>
    </style:style>
    <style:style style:name="T201" style:family="text">
      <style:text-properties officeooo:rsid="05683079"/>
    </style:style>
    <style:style style:name="T202" style:family="text">
      <style:text-properties officeooo:rsid="057661cc"/>
    </style:style>
    <style:style style:name="T203" style:family="text">
      <style:text-properties officeooo:rsid="057fff26"/>
    </style:style>
    <style:style style:name="T204" style:family="text">
      <style:text-properties officeooo:rsid="05afae1f"/>
    </style:style>
    <style:style style:name="T205" style:family="text">
      <style:text-properties officeooo:rsid="05edb952"/>
    </style:style>
    <style:style style:name="T206" style:family="text">
      <style:text-properties officeooo:rsid="06165d6d"/>
    </style:style>
    <style:style style:name="T207" style:family="text">
      <style:text-properties officeooo:rsid="0626f4c5"/>
    </style:style>
    <style:style style:name="T208" style:family="text">
      <style:text-properties officeooo:rsid="063d58d9"/>
    </style:style>
    <style:style style:name="T209" style:family="text">
      <style:text-properties officeooo:rsid="066f4572"/>
    </style:style>
    <style:style style:name="T210" style:family="text">
      <style:text-properties officeooo:rsid="06705077"/>
    </style:style>
    <style:style style:name="T211" style:family="text">
      <style:text-properties officeooo:rsid="0678065b"/>
    </style:style>
    <style:style style:name="T212" style:family="text">
      <style:text-properties style:use-window-font-color="true" loext:opacity="0%" style:font-name="Source Code Pro" fo:font-size="10pt" style:font-name-asian="Bitstream Vera Sans Mono" style:font-size-asian="10pt" style:font-name-complex="Bitstream Vera Sans Mono" style:font-size-complex="10pt"/>
    </style:style>
    <style:style style:name="T213" style:family="text">
      <style:text-properties style:font-name="Source Code Pro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2.1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6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9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9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3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6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3.5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.5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none" draw:fill-color="#ffffff" fo:min-height="1.7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7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none" draw:fill-color="#ffffff" fo:min-height="3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none" draw:fill-color="#ffffff" fo:min-height="4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4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6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NTP 2019/2020.</text:p>
      <text:p text:style-name="P89"/>
      <text:p text:style-name="P89">Vežb<text:span text:style-name="T91">e</text:span> <text:span text:style-name="T149">6, 7. i 8.</text:span></text:p>
      <text:p text:style-name="P90"/>
      <text:p text:style-name="P91">U š<text:span text:style-name="T92">estom, sedmom i osmom terminu</text:span> vežbi studenti bi trebalo da se upoznaju sa <text:span text:style-name="T92">programskim jezikom </text:span><text:span text:style-name="T3">Go</text:span><text:span text:style-name="T3"><text:note text:id="ftn1" text:note-class="footnote"><text:note-citation>1</text:note-citation><text:note-body><text:p text:style-name="P7"><text:span text:style-name="T193">U literaturi </text:span><text:span text:style-name="T116">p</text:span><text:span text:style-name="T117">oznat i kao </text:span><text:span text:style-name="T26">Golang</text:span><text:span text:style-name="T53">.</text:span></text:p></text:note-body></text:note></text:span>, samostalno proučavajući dolenavedene materijale:</text:p>
      <text:list xml:id="list1553318029" text:style-name="L1">
        <text:list-item>
          <text:p text:style-name="P11"><text:a xlink:type="simple" xlink:href="http://www.igordejanovic.net/courses/tech/GoLang/" text:style-name="Internet_20_link" text:visited-style-name="Visited_20_Internet_20_Link"><text:span text:style-name="T162">Programski jezik</text:span></text:a><text:a xlink:type="simple" xlink:href="http://www.igordejanovic.net/courses/tech/GoLang/" text:style-name="Internet_20_link" text:visited-style-name="Visited_20_Internet_20_Link"><text:span text:style-name="T151"> Go</text:span></text:a><text:span text:style-name="T151"> - </text:span><text:span text:style-name="T162">prezentacija</text:span></text:p>
        </text:list-item>
        <text:list-item>
          <text:p text:style-name="P12"><text:a xlink:type="simple" xlink:href="https://www.youtube.com/watch?v=Isy5xPsteBU" text:style-name="Internet_20_link" text:visited-style-name="Visited_20_Internet_20_Link"><text:span text:style-name="T150">Go</text:span></text:a><text:a xlink:type="simple" xlink:href="https://www.youtube.com/watch?v=Isy5xPsteBU" text:style-name="Internet_20_link" text:visited-style-name="Visited_20_Internet_20_Link"><text:span text:style-name="T163"> vide</text:span></text:a><text:a xlink:type="simple" xlink:href="https://www.youtube.com/watch?v=Isy5xPsteBU" text:style-name="Internet_20_link" text:visited-style-name="Visited_20_Internet_20_Link"><text:span text:style-name="T164">o</text:span></text:a><text:a xlink:type="simple" xlink:href="https://www.youtube.com/watch?v=Isy5xPsteBU" text:style-name="Internet_20_link" text:visited-style-name="Visited_20_Internet_20_Link"><text:span text:style-name="T163">-predavanje </text:span></text:a><text:a xlink:type="simple" xlink:href="https://www.youtube.com/watch?v=Isy5xPsteBU" text:style-name="Internet_20_link" text:visited-style-name="Visited_20_Internet_20_Link"><text:span text:style-name="T165">1</text:span></text:a></text:p>
        </text:list-item>
        <text:list-item>
          <text:p text:style-name="P13"><text:a xlink:type="simple" xlink:href="https://www.youtube.com/watch?v=jTinV9xluro" text:style-name="Internet_20_link" text:visited-style-name="Visited_20_Internet_20_Link"><text:span text:style-name="T152">G</text:span></text:a><text:a xlink:type="simple" xlink:href="https://www.youtube.com/watch?v=jTinV9xluro" text:style-name="Internet_20_link" text:visited-style-name="Visited_20_Internet_20_Link"><text:span text:style-name="T151">o</text:span></text:a><text:a xlink:type="simple" xlink:href="https://www.youtube.com/watch?v=jTinV9xluro" text:style-name="Internet_20_link" text:visited-style-name="Visited_20_Internet_20_Link"><text:span text:style-name="T163"> vide</text:span></text:a><text:a xlink:type="simple" xlink:href="https://www.youtube.com/watch?v=jTinV9xluro" text:style-name="Internet_20_link" text:visited-style-name="Visited_20_Internet_20_Link"><text:span text:style-name="T164">o</text:span></text:a><text:a xlink:type="simple" xlink:href="https://www.youtube.com/watch?v=jTinV9xluro" text:style-name="Internet_20_link" text:visited-style-name="Visited_20_Internet_20_Link"><text:span text:style-name="T163">-predavanje </text:span></text:a><text:a xlink:type="simple" xlink:href="https://www.youtube.com/watch?v=jTinV9xluro" text:style-name="Internet_20_link" text:visited-style-name="Visited_20_Internet_20_Link"><text:span text:style-name="T165">2</text:span></text:a></text:p>
        </text:list-item>
        <text:list-item>
          <text:p text:style-name="P15"><text:a xlink:type="simple" xlink:href="https://www.youtube.com/watch?v=oswLt-uq1oc" text:style-name="Internet_20_link" text:visited-style-name="Visited_20_Internet_20_Link"><text:span text:style-name="T152">G</text:span></text:a><text:a xlink:type="simple" xlink:href="https://www.youtube.com/watch?v=oswLt-uq1oc" text:style-name="Internet_20_link" text:visited-style-name="Visited_20_Internet_20_Link"><text:span text:style-name="T150">o</text:span></text:a><text:a xlink:type="simple" xlink:href="https://www.youtube.com/watch?v=oswLt-uq1oc" text:style-name="Internet_20_link" text:visited-style-name="Visited_20_Internet_20_Link"><text:span text:style-name="T163"> vide</text:span></text:a><text:a xlink:type="simple" xlink:href="https://www.youtube.com/watch?v=oswLt-uq1oc" text:style-name="Internet_20_link" text:visited-style-name="Visited_20_Internet_20_Link"><text:span text:style-name="T164">o</text:span></text:a><text:a xlink:type="simple" xlink:href="https://www.youtube.com/watch?v=oswLt-uq1oc" text:style-name="Internet_20_link" text:visited-style-name="Visited_20_Internet_20_Link"><text:span text:style-name="T163">-predavanje </text:span></text:a><text:a xlink:type="simple" xlink:href="https://www.youtube.com/watch?v=oswLt-uq1oc" text:style-name="Internet_20_link" text:visited-style-name="Visited_20_Internet_20_Link"><text:span text:style-name="T161">3</text:span></text:a></text:p>
        </text:list-item>
        <text:list-item>
          <text:p text:style-name="P15"><text:a xlink:type="simple" xlink:href="https://golang.org/doc/install" text:style-name="Internet_20_link" text:visited-style-name="Visited_20_Internet_20_Link"><text:span text:style-name="T165">I</text:span></text:a><text:a xlink:type="simple" xlink:href="https://golang.org/doc/install" text:style-name="Internet_20_link" text:visited-style-name="Visited_20_Internet_20_Link"><text:span text:style-name="T161">nstalacija</text:span></text:a><text:a xlink:type="simple" xlink:href="https://golang.org/doc/install" text:style-name="Internet_20_link" text:visited-style-name="Visited_20_Internet_20_Link"><text:span text:style-name="T150"> Go </text:span></text:a><text:a xlink:type="simple" xlink:href="https://golang.org/doc/install" text:style-name="Internet_20_link" text:visited-style-name="Visited_20_Internet_20_Link"><text:span text:style-name="T161">okruženja</text:span></text:a><text:span text:style-name="T161">.</text:span></text:p>
        </text:list-item>
        <text:list-item>
          <text:p text:style-name="P11"><text:a xlink:type="simple" xlink:href="https://tour.golang.org/welcome/1" text:style-name="Internet_20_link" text:visited-style-name="Visited_20_Internet_20_Link"><text:span text:style-name="T151">A tour of Go</text:span></text:a><text:span text:style-name="T151"> – </text:span><text:span text:style-name="T162">interaktivni </text:span><text:span text:style-name="T151">tutorial</text:span></text:p>
        </text:list-item>
        <text:list-item>
          <text:p text:style-name="P14"><text:a xlink:type="simple" xlink:href="https://golang.org/doc/code.html" text:style-name="Internet_20_link" text:visited-style-name="Visited_20_Internet_20_Link"><text:span text:style-name="T151">How to Write Go Code</text:span></text:a><text:span text:style-name="T157"> – konvencije i smernice za pisanje i organizaciju </text:span><text:span text:style-name="T151">Go</text:span><text:span text:style-name="T157"> koda.</text:span></text:p>
          <text:list>
            <text:list-header>
              <text:p text:style-name="P16"/>
            </text:list-header>
          </text:list>
        </text:list-item>
      </text:list>
      <text:p text:style-name="P72">Zadaci za samostalni rad</text:p>
      <text:p text:style-name="P72"/>
      <text:p text:style-name="P92">Nakon prolaska kroz gorenavedene materijale, ali i uz dodatno samostalno istraživanje, potrebno je uraditi sledeće zadatke (teorijske i praktične):</text:p>
      <text:p text:style-name="P92"/>
      <text:p text:style-name="P93">T<text:span text:style-name="T137">eorijska pitanja</text:span></text:p>
      <text:list xml:id="list485020445" text:style-name="L2">
        <text:list-item>
          <text:p text:style-name="P17">Da li je programski jezik <text:span text:style-name="T1">Go</text:span> kompajliran ili interpretiran programski jezik? Objasniti.</text:p>
        </text:list-item>
        <text:list-item>
          <text:p text:style-name="P17">Da li je programski jezik <text:span text:style-name="T1">Go</text:span> statički ili dinamički tipiziran programski jezik? Objasniti.</text:p>
        </text:list-item>
        <text:list-item>
          <text:p text:style-name="P17">Objasniti pojmove radni prostor (engl. <text:span text:style-name="T1">workspace</text:span>), repozitorijum, modul, paket i izvorna datoteka u kontekstu programskog jezika <text:span text:style-name="T1">Go</text:span>.</text:p>
        </text:list-item>
        <text:list-item>
          <text:p text:style-name="P17">Koja dva tipa izvorn<text:span text:style-name="T194">ih</text:span> datotek<text:span text:style-name="T194">a</text:span> postoje? Koje s<text:span text:style-name="T182">u</text:span> bitne razlike između njih? </text:p>
        </text:list-item>
        <text:list-item>
          <text:p text:style-name="P17">Kako se gradi <text:span text:style-name="T1">import</text:span> prefiks za pakete koji pripadaju standardnoj biblioteci, a kako za pakete koji joj ne pripadaju?</text:p>
        </text:list-item>
        <text:list-item>
          <text:p text:style-name="P17">Kako su regulisana prava pristupa funkcijama izvan paketa kojima pripadaju?</text:p>
        </text:list-item>
        <text:list-item>
          <text:p text:style-name="P17">Objasniti postupak pisanja i pokretanja jediničnih testova?</text:p>
        </text:list-item>
        <text:list-item>
          <text:p text:style-name="P17">Kako je realizovano upravljanje memorijom (engl. <text:span text:style-name="T1">memory management</text:span>). </text:p>
        </text:list-item>
        <text:list-item>
          <text:p text:style-name="P19">Da li programsk jezik <text:span text:style-name="T1">Go</text:span> nativno podržava konkurentno programiranje? Objasniti.</text:p>
        </text:list-item>
        <text:list-item>
          <text:p text:style-name="P19">Šta mora biti prvi iskaz u izvornoj datoteci?</text:p>
        </text:list-item>
        <text:list-item>
          <text:p text:style-name="P19">Gde se smeštaju izvršne komande <text:span text:style-name="T209">nakon instalacije</text:span>?</text:p>
        </text:list-item>
        <text:list-item>
          <text:p text:style-name="P19">Š<text:span text:style-name="T204">ta</text:span> je ulazna tačka u <text:span text:style-name="T1">Go</text:span> program?</text:p>
        </text:list-item>
        <text:list-item>
          <text:p text:style-name="P20">Š<text:span text:style-name="T183">ta je naziv, a šta </text:span><text:span text:style-name="T210">(import) </text:span><text:span text:style-name="T183">putanja paketa </text:span><text:span text:style-name="T211">koji ne pripada standardnoj biblioteci</text:span><text:span text:style-name="T183">? Da li naziv paketa mora biti jedinstven? A putanja paketa?</text:span></text:p>
        </text:list-item>
        <text:list-item>
          <text:p text:style-name="P19">Koliko povratnih vrednosti može da vrati funkcija?</text:p>
        </text:list-item>
        <text:list-item>
          <text:p text:style-name="P19">Šta su to imenovane povratne vrednosti? <text:span text:style-name="T109">Koja je njihova najbitnija uloga? </text:span>Kada ih je zgodno koristiti, a kada se ne preporučuje njihova upotreba?</text:p>
        </text:list-item>
        <text:list-item>
          <text:p text:style-name="P21"><text:span text:style-name="T93">Šta je </text:span><text:span text:style-name="T4">return</text:span><text:span text:style-name="T93"> iskaz bez argumenata (engl. </text:span><text:span text:style-name="T4">naked return</text:span><text:span text:style-name="T93">)? Kada se najčešće koristi?</text:span></text:p>
        </text:list-item>
        <text:list-item>
          <text:p text:style-name="P34">Na koja dva načina je moguće deklarisati novu promenljivu? Po čemu se razlikuju?</text:p>
        </text:list-item>
        <text:list-item>
          <text:p text:style-name="P22">Koja je uloga operatora <text:span text:style-name="T85">:=</text:span> u programskom jeziku <text:span text:style-name="T1">Go</text:span>? Da li se može koristiti van funkcije? <text:span text:style-name="T195">Obrazložiti odgovor.</text:span></text:p>
        </text:list-item>
        <text:list-item>
          <text:p text:style-name="P34">Šta su to nulte vrednosti (<text:span text:style-name="T184">engl. </text:span><text:span text:style-name="T27">zero values</text:span><text:span text:style-name="T184">)</text:span>?</text:p>
        </text:list-item>
        <text:list-item>
          <text:p text:style-name="P23"><text:span text:style-name="T196">Da li je iskaz </text:span><text:span text:style-name="T198">v</text:span><text:span text:style-name="T197">ar </text:span><text:span text:style-name="T198">a </text:span><text:span text:style-name="T197">i</text:span><text:span text:style-name="T198">nt32 = uint32(55)</text:span><text:span text:style-name="T196"> validan? Obrazložiti odgovor.</text:span></text:p>
        </text:list-item>
        <text:list-item>
          <text:p text:style-name="P22">Š<text:span text:style-name="T185">ta je inferencija tipova (engl. </text:span><text:span text:style-name="T22">type inference</text:span><text:span text:style-name="T185">)?</text:span></text:p>
        </text:list-item>
        <text:list-item>
          <text:p text:style-name="P24"><text:soft-page-break/><text:span text:style-name="T94">Na osnovu sledećeg isečka koda potrebno je odrediti tip za promenljive </text:span><text:span text:style-name="T75">i</text:span><text:span text:style-name="T95">, </text:span><text:span text:style-name="T75">j</text:span><text:span text:style-name="T95">, </text:span><text:span text:style-name="T75">k</text:span><text:span text:style-name="T95">, </text:span><text:span text:style-name="T75">f </text:span><text:span text:style-name="T96">i</text:span><text:span text:style-name="T76"> </text:span><text:span text:style-name="T75">g</text:span></text:p>
        </text:list-item>
      </text:list>
      <text:p text:style-name="P35"><draw:frame text:anchor-type="paragraph" draw:z-index="0" draw:name="Shape2" draw:style-name="gr4" draw:text-style-name="P98" svg:width="0.2303in" svg:height="2.626in" svg:x="1.222in" svg:y="0.0638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/draw:text-box></draw:frame><draw:frame text:anchor-type="paragraph" draw:z-index="1" draw:name="Shape1" draw:style-name="gr3" draw:text-style-name="P96" svg:width="4.326in" svg:height="2.626in" svg:x="1.4866in" svg:y="0.0563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(</text:span></text:p><text:p text:style-name="P95"><text:span text:style-name="T212"><text:tab/>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>)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/</text:span><text:span text:style-name="T212">/ </text:span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</text:span><text:span text:style-name="T212">, </text:span><text:span text:style-name="T212">i</text:span><text:span text:style-name="T212">m</text:span><text:span text:style-name="T212">p</text:span><text:span text:style-name="T212">o</text:span><text:span text:style-name="T212">r</text:span><text:span text:style-name="T212">t</text:span><text:span text:style-name="T212">s</text:span><text:span text:style-name="T212">, </text:span><text:span text:style-name="T212">m</text:span><text:span text:style-name="T212">a</text:span><text:span text:style-name="T212">i</text:span><text:span text:style-name="T212">n</text:span><text:span text:style-name="T212">, </text:span><text:span text:style-name="T212">e</text:span><text:span text:style-name="T212">t</text:span><text:span text:style-name="T212">c</text:span><text:span text:style-name="T212">.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i </text:span><text:span text:style-name="T212">i</text:span><text:span text:style-name="T212">n</text:span><text:span text:style-name="T212">t</text:span></text:p><text:p text:style-name="P95"><text:span text:style-name="T212"><text:tab/></text:span><text:span text:style-name="T212">j </text:span><text:span text:style-name="T212">:</text:span><text:span text:style-name="T212">= </text:span><text:span text:style-name="T212">i</text:span></text:p><text:p text:style-name="P95"><text:span text:style-name="T212"><text:tab/></text:span><text:span text:style-name="T212">k </text:span><text:span text:style-name="T212">:</text:span><text:span text:style-name="T212">= </text:span><text:span text:style-name="T212">4</text:span><text:span text:style-name="T212">2</text:span></text:p><text:p text:style-name="P95"><text:span text:style-name="T212"><text:tab/></text:span><text:span text:style-name="T212">f </text:span><text:span text:style-name="T212">:</text:span><text:span text:style-name="T212">= </text:span><text:span text:style-name="T212">3</text:span><text:span text:style-name="T212">.</text:span><text:span text:style-name="T212">1</text:span><text:span text:style-name="T212">4</text:span><text:span text:style-name="T212">2</text:span></text:p><text:p text:style-name="P95"><text:span text:style-name="T212"><text:tab/></text:span><text:span text:style-name="T212">g </text:span><text:span text:style-name="T212">:</text:span><text:span text:style-name="T212">= </text:span><text:span text:style-name="T212">0</text:span><text:span text:style-name="T212">.</text:span><text:span text:style-name="T212">8</text:span><text:span text:style-name="T212">6</text:span><text:span text:style-name="T212">7 </text:span><text:span text:style-name="T212">+ </text:span><text:span text:style-name="T212">0</text:span><text:span text:style-name="T212">.</text:span><text:span text:style-name="T212">5</text:span><text:span text:style-name="T212">i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i</text:span><text:span text:style-name="T212">, </text:span><text:span text:style-name="T212">j</text:span><text:span text:style-name="T212">, </text:span><text:span text:style-name="T212">k</text:span><text:span text:style-name="T212">, </text:span><text:span text:style-name="T212">f</text:span><text:span text:style-name="T212">, </text:span><text:span text:style-name="T212">g</text:span><text:span text:style-name="T212">)</text:span></text:p><text:p text:style-name="P95"><text:span text:style-name="T212">}</text:span></text:p></draw:text-box></draw:frame></text:p>
      <text:p text:style-name="P18"/>
      <text:p text:style-name="P18"/>
      <text:p text:style-name="P1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33132969333303" text:continue-numbering="true" text:style-name="L2">
        <text:list-item>
          <text:p text:style-name="P25"><text:span text:style-name="T107">Kako se definišu konstante? Da li je moguća upotreba operatora </text:span><text:span text:style-name="T86">:=</text:span><text:span text:style-name="T87"> </text:span><text:span text:style-name="T102">prilikom definicije konstant</text:span><text:span text:style-name="T103">i</text:span><text:span text:style-name="T99">? </text:span><text:span text:style-name="T101">Kog sve tipa mogu biti konstatne? </text:span><text:span text:style-name="T100">Kog </text:span><text:span text:style-name="T106">su </text:span><text:span text:style-name="T100">tipa konstante </text:span><text:span text:style-name="T104">deklarisane bez ekplicitnog navođenja</text:span><text:span text:style-name="T104"><text:note text:id="ftn2" text:note-class="footnote"><text:note-citation>2</text:note-citation><text:note-body><text:p text:style-name="P8">Npr. <text:span text:style-name="T199">k</text:span>onstanta <text:span text:style-name="T90">Huge</text:span> iz primera <text:bookmark-ref text:reference-format="number" text:ref-name="__RefNumPara__1606_1224739931">24</text:bookmark-ref>.</text:p></text:note-body></text:note></text:span><text:span text:style-name="T104"> </text:span><text:span text:style-name="T105">tipa</text:span><text:span text:style-name="T100">? </text:span></text:p>
        </text:list-item>
        <text:list-item>
          <text:p text:style-name="P39"><text:bookmark-start text:name="__RefNumPara__1606_1224739931"/>Šta će biti prikazano na standardnom izlazu nakon izvršavanja sledećeg isečka koda? Zašto?<text:bookmark-end text:name="__RefNumPara__1606_1224739931"/></text:p>
        </text:list-item>
      </text:list>
      <text:p text:style-name="P73"><draw:frame text:anchor-type="paragraph" draw:z-index="22" draw:name="Shape2" draw:style-name="gr2" draw:text-style-name="P98" svg:width="0.2303in" svg:height="2.115in" svg:x="1.222in" svg:y="0.0417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/draw:text-box></draw:frame><draw:frame text:anchor-type="paragraph" draw:z-index="23" draw:name="Shape1" draw:style-name="gr1" draw:text-style-name="P96" svg:width="4.326in" svg:height="2.1012in" svg:x="1.5075in" svg:y="0.0417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(</text:span></text:p><text:p text:style-name="P95"><text:span text:style-name="T212"><text:tab/>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>)</text:span></text:p><text:p text:style-name="P95"><text:span text:style-name="T212"/></text:p><text:p text:style-name="P95"><text:span text:style-name="T212">c</text:span><text:span text:style-name="T212">o</text:span><text:span text:style-name="T212">n</text:span><text:span text:style-name="T212">s</text:span><text:span text:style-name="T212">t </text:span><text:span text:style-name="T212">H</text:span><text:span text:style-name="T212">u</text:span><text:span text:style-name="T212">g</text:span><text:span text:style-name="T212">e </text:span><text:span text:style-name="T212">= </text:span><text:span text:style-name="T212">1</text:span><text:span text:style-name="T212">e</text:span><text:span text:style-name="T212">1</text:span><text:span text:style-name="T212">0</text:span><text:span text:style-name="T212">0</text:span><text:span text:style-name="T212">0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H</text:span><text:span text:style-name="T212">u</text:span><text:span text:style-name="T212">g</text:span><text:span text:style-name="T212">e </text:span><text:span text:style-name="T212">/ </text:span><text:span text:style-name="T212">1</text:span><text:span text:style-name="T212">e</text:span><text:span text:style-name="T212">9</text:span><text:span text:style-name="T212">9</text:span><text:span text:style-name="T212">9</text:span><text:span text:style-name="T212">)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H</text:span><text:span text:style-name="T212">u</text:span><text:span text:style-name="T212">g</text:span><text:span text:style-name="T212">e</text:span><text:span text:style-name="T212">)</text:span></text:p><text:p text:style-name="P95"><text:span text:style-name="T212">}</text:span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133131050448304" text:continue-numbering="true" text:style-name="L2">
        <text:list-item>
          <text:p text:style-name="P37">Š<text:span text:style-name="T108">ta je </text:span><text:span text:style-name="T5">factored import</text:span><text:span text:style-name="T108">? Navesti nekoliko primera njegove upotrebe.</text:span></text:p>
        </text:list-item>
        <text:list-item>
          <text:p text:style-name="P40">Dolenavedeni isečak koda ima jednu grešku. Potrebno je pronaći i ispraviti.</text:p>
        </text:list-item>
      </text:list>
      <text:p text:style-name="P38"><draw:frame text:anchor-type="paragraph" draw:z-index="2" draw:name="Shape2" draw:style-name="gr18" draw:text-style-name="P98" svg:width="0.2303in" svg:height="1.7606in" svg:x="1.222in" svg:y="0.0472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/draw:text-box></draw:frame><draw:frame text:anchor-type="paragraph" draw:z-index="3" draw:name="Shape1" draw:style-name="gr11" draw:text-style-name="P96" svg:width="4.326in" svg:height="1.7512in" svg:x="1.5075in" svg:y="0.0472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(</text:span></text:p><text:p text:style-name="P95"><text:span text:style-name="T212"><text:tab/>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><text:tab/></text:span><text:span text:style-name="T212">"</text:span><text:span text:style-name="T212">m</text:span><text:span text:style-name="T212">a</text:span><text:span text:style-name="T212">t</text:span><text:span text:style-name="T212">h</text:span><text:span text:style-name="T212">"</text:span></text:p><text:p text:style-name="P95"><text:span text:style-name="T212">)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m</text:span><text:span text:style-name="T212">a</text:span><text:span text:style-name="T212">t</text:span><text:span text:style-name="T212">h</text:span><text:span text:style-name="T212">.</text:span><text:span text:style-name="T212">p</text:span><text:span text:style-name="T212">i</text:span><text:span text:style-name="T212">)</text:span></text:p><text:p text:style-name="P95"><text:span text:style-name="T212">}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33132448197472" text:continue-numbering="true" text:style-name="L2">
        <text:list-item>
          <text:p text:style-name="P41">Kolika je širina<text:note text:id="ftn3" text:note-class="footnote"><text:note-citation>3</text:note-citation><text:note-body><text:p text:style-name="P1">izražena u bitovima</text:p></text:note-body></text:note> sledećih tipova <text:span text:style-name="T200">podataka</text:span> <text:span text:style-name="T57">int</text:span><text:span text:style-name="T110">, </text:span><text:span text:style-name="T57">uint</text:span><text:span text:style-name="T110"> i </text:span><text:span text:style-name="T57">uintptr</text:span><text:span text:style-name="T97">?</text:span></text:p>
        </text:list-item>
        <text:list-item>
          <text:p text:style-name="P74">Dolenavedeni isečak koda ima nekoliko grešaka. Potrebno ih je pronaći i ispraviti.</text:p>
        </text:list-item>
      </text:list>
      <text:p text:style-name="P33"><draw:frame text:anchor-type="paragraph" draw:z-index="4" draw:name="Shape2" draw:style-name="gr17" draw:text-style-name="P98" svg:width="0.2303in" svg:height="2.6543in" svg:x="1.1736in" svg:y="0.0319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/draw:text-box></draw:frame><draw:frame text:anchor-type="paragraph" draw:z-index="5" draw:name="Shape1" draw:style-name="gr3" draw:text-style-name="P96" svg:width="4.6043in" svg:height="2.626in" svg:x="1.4591in" svg:y="0.0319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(</text:span></text:p><text:p text:style-name="P95"><text:span text:style-name="T212"><text:tab/>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><text:tab/></text:span><text:span text:style-name="T212">"</text:span><text:span text:style-name="T212">m</text:span><text:span text:style-name="T212">a</text:span><text:span text:style-name="T212">t</text:span><text:span text:style-name="T212">h</text:span><text:span text:style-name="T212">"</text:span></text:p><text:p text:style-name="P95"><text:span text:style-name="T212"><text:tab/></text:span><text:span text:style-name="T212">"</text:span><text:span text:style-name="T212">s</text:span><text:span text:style-name="T212">t</text:span><text:span text:style-name="T212">r</text:span><text:span text:style-name="T212">i</text:span><text:span text:style-name="T212">n</text:span><text:span text:style-name="T212">g</text:span><text:span text:style-name="T212">s</text:span><text:span text:style-name="T212">"</text:span></text:p><text:p text:style-name="P95"><text:span text:style-name="T212">)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a </text:span><text:span text:style-name="T212">i</text:span><text:span text:style-name="T212">n</text:span><text:span text:style-name="T212">t </text:span><text:span text:style-name="T212">= </text:span><text:span text:style-name="T212">2</text:span><text:span text:style-name="T212">3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x</text:span><text:span text:style-name="T212">, </text:span><text:span text:style-name="T212">y </text:span><text:span text:style-name="T212">i</text:span><text:span text:style-name="T212">n</text:span><text:span text:style-name="T212">t </text:span><text:span text:style-name="T212">= </text:span><text:span text:style-name="T212">3</text:span><text:span text:style-name="T212">, </text:span><text:span text:style-name="T212">4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f 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 </text:span><text:span text:style-name="T212">= </text:span><text:span text:style-name="T212">m</text:span><text:span text:style-name="T212">a</text:span><text:span text:style-name="T212">t</text:span><text:span text:style-name="T212">h</text:span><text:span text:style-name="T212">.</text:span><text:span text:style-name="T212">S</text:span><text:span text:style-name="T212">q</text:span><text:span text:style-name="T212">r</text:span><text:span text:style-name="T212">t</text:span><text:span text:style-name="T212">(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</text:span><text:span text:style-name="T212">(</text:span><text:span text:style-name="T212">x</text:span><text:span text:style-name="T212">*</text:span><text:span text:style-name="T212">x </text:span><text:span text:style-name="T212">+ </text:span><text:span text:style-name="T212">y</text:span><text:span text:style-name="T212">*</text:span><text:span text:style-name="T212">y</text:span><text:span text:style-name="T212">)</text:span><text:span text:style-name="T212">)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z </text:span><text:span text:style-name="T212">u</text:span><text:span text:style-name="T212">i</text:span><text:span text:style-name="T212">n</text:span><text:span text:style-name="T212">t </text:span><text:span text:style-name="T212">= </text:span><text:span text:style-name="T212">f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x</text:span><text:span text:style-name="T212">, </text:span><text:span text:style-name="T212">y</text:span><text:span text:style-name="T212">, </text:span><text:span text:style-name="T212">z</text:span><text:span text:style-name="T212">)</text:span></text:p><text:p text:style-name="P95"><text:span text:style-name="T212">}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2"/>
      <text:p text:style-name="P42"/>
      <text:list xml:id="list133132847053203" text:continue-numbering="true" text:style-name="L2">
        <text:list-item>
          <text:p text:style-name="P43">Kako se <text:span text:style-name="T206">u</text:span> programskom jeziku <text:span text:style-name="T1">Go</text:span> navodi <text:span text:style-name="T62">while</text:span> petlja?</text:p>
          <text:p text:style-name="P43"/>
        </text:list-item>
        <text:list-item>
          <text:p text:style-name="P26"><text:span text:style-name="T111">Potrebno je pronaći i ispraviti sve greške u navedenom isečku koda. Nakon toga odrediti doseg <text:s/>(engl. </text:span><text:span text:style-name="T6">scope</text:span><text:span text:style-name="T111">) važenja promenljive </text:span><text:span text:style-name="T58">v</text:span><text:span text:style-name="T98">.</text:span></text:p>
        </text:list-item>
      </text:list>
      <text:p text:style-name="P46"><draw:frame text:anchor-type="paragraph" draw:z-index="6" draw:name="Shape2" draw:style-name="gr16" draw:text-style-name="P98" svg:width="0.2303in" svg:height="4.376in" svg:x="1.1181in" svg:y="0.039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text:p text:style-name="P97"><text:span text:style-name="T213">16</text:span></text:p><text:p text:style-name="P97"><text:span text:style-name="T213">17</text:span></text:p><text:p text:style-name="P97"><text:span text:style-name="T213">18</text:span></text:p><text:p text:style-name="P97"><text:span text:style-name="T213">19</text:span></text:p><text:p text:style-name="P97"><text:span text:style-name="T213">20</text:span></text:p><text:p text:style-name="P97"><text:span text:style-name="T213">21</text:span></text:p><text:p text:style-name="P97"><text:span text:style-name="T213">22</text:span></text:p><text:p text:style-name="P97"><text:span text:style-name="T213">23</text:span></text:p><text:p text:style-name="P97"><text:span text:style-name="T213">24</text:span></text:p><text:p text:style-name="P97"><text:span text:style-name="T213">25</text:span></text:p></draw:text-box></draw:frame><draw:frame text:anchor-type="paragraph" draw:z-index="7" draw:name="Shape1" draw:style-name="gr15" draw:text-style-name="P96" svg:width="4.6043in" svg:height="4.376in" svg:x="1.4035in" svg:y="0.039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(</text:span></text:p><text:p text:style-name="P95"><text:span text:style-name="T212"><text:tab/>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><text:tab/></text:span><text:span text:style-name="T212">"</text:span><text:span text:style-name="T212">m</text:span><text:span text:style-name="T212">a</text:span><text:span text:style-name="T212">t</text:span><text:span text:style-name="T212">h</text:span><text:span text:style-name="T212">"</text:span></text:p><text:p text:style-name="P95"><text:span text:style-name="T212">)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p</text:span><text:span text:style-name="T212">o</text:span><text:span text:style-name="T212">w</text:span><text:span text:style-name="T212">(</text:span><text:span text:style-name="T212">x</text:span><text:span text:style-name="T212">, </text:span><text:span text:style-name="T212">n</text:span><text:span text:style-name="T212">, </text:span><text:span text:style-name="T212">l</text:span><text:span text:style-name="T212">i</text:span><text:span text:style-name="T212">m 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</text:span><text:span text:style-name="T212">) 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 </text:span><text:span text:style-name="T212">{</text:span></text:p><text:p text:style-name="P95"><text:span text:style-name="T212"><text:tab/></text:span><text:span text:style-name="T212">i</text:span><text:span text:style-name="T212">f </text:span><text:span text:style-name="T212">v </text:span><text:span text:style-name="T212">:</text:span><text:span text:style-name="T212">= </text:span><text:span text:style-name="T212">m</text:span><text:span text:style-name="T212">a</text:span><text:span text:style-name="T212">t</text:span><text:span text:style-name="T212">h</text:span><text:span text:style-name="T212">.</text:span><text:span text:style-name="T212">P</text:span><text:span text:style-name="T212">o</text:span><text:span text:style-name="T212">w</text:span><text:span text:style-name="T212">(</text:span><text:span text:style-name="T212">x</text:span><text:span text:style-name="T212">, </text:span><text:span text:style-name="T212">n</text:span><text:span text:style-name="T212">)</text:span><text:span text:style-name="T212">; </text:span><text:span text:style-name="T212">v </text:span><text:span text:style-name="T212">&lt; </text:span><text:span text:style-name="T212">l</text:span><text:span text:style-name="T212">i</text:span><text:span text:style-name="T212">m </text:span><text:span text:style-name="T212">{</text:span></text:p><text:p text:style-name="P95"><text:span text:style-name="T212"><text:tab/></text:span><text:span text:style-name="T212"><text:tab/></text:span><text:span text:style-name="T212">r</text:span><text:span text:style-name="T212">e</text:span><text:span text:style-name="T212">t</text:span><text:span text:style-name="T212">u</text:span><text:span text:style-name="T212">r</text:span><text:span text:style-name="T212">n </text:span><text:span text:style-name="T212">v</text:span></text:p><text:p text:style-name="P95"><text:span text:style-name="T212"><text:tab/></text:span><text:span text:style-name="T212">}</text:span></text:p><text:p text:style-name="P95"><text:span text:style-name="T212"><text:tab/></text:span><text:span text:style-name="T212">e</text:span><text:span text:style-name="T212">l</text:span><text:span text:style-name="T212">s</text:span><text:span text:style-name="T212">e</text:span></text:p><text:p text:style-name="P95"><text:span text:style-name="T212"><text:tab/></text:span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f</text:span><text:span text:style-name="T212">(</text:span><text:span text:style-name="T212">"</text:span><text:span text:style-name="T212">%</text:span><text:span text:style-name="T212">g </text:span><text:span text:style-name="T212">&gt;</text:span><text:span text:style-name="T212">= </text:span><text:span text:style-name="T212">%</text:span><text:span text:style-name="T212">g</text:span><text:span text:style-name="T212">\</text:span><text:span text:style-name="T212">n</text:span><text:span text:style-name="T212">"</text:span><text:span text:style-name="T212">, </text:span><text:span text:style-name="T212">v</text:span><text:span text:style-name="T212">, </text:span><text:span text:style-name="T212">l</text:span><text:span text:style-name="T212">i</text:span><text:span text:style-name="T212">m</text:span><text:span text:style-name="T212">)</text:span></text:p><text:p text:style-name="P95"><text:span text:style-name="T212"><text:tab/></text:span><text:span text:style-name="T212">r</text:span><text:span text:style-name="T212">e</text:span><text:span text:style-name="T212">t</text:span><text:span text:style-name="T212">u</text:span><text:span text:style-name="T212">r</text:span><text:span text:style-name="T212">n </text:span><text:span text:style-name="T212">l</text:span><text:span text:style-name="T212">i</text:span><text:span text:style-name="T212">m</text:span></text:p><text:p text:style-name="P95"><text:span text:style-name="T212">}</text:span></text:p><text:p text:style-name="P95"><text:span text:style-name="T212"/></text:p><text:p text:style-name="P95"><text:span text:style-name="T212">a </text:span><text:span text:style-name="T212">:</text:span><text:span text:style-name="T212">= </text:span><text:span text:style-name="T212">3</text:span><text:span text:style-name="T212">3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/text:p><text:p text:style-name="P95"><text:span text:style-name="T212"><text:tab/></text:span><text:span text:style-name="T212"><text:tab/></text:span><text:span text:style-name="T212">p</text:span><text:span text:style-name="T212">o</text:span><text:span text:style-name="T212">w</text:span><text:span text:style-name="T212">(</text:span><text:span text:style-name="T212">3</text:span><text:span text:style-name="T212">, </text:span><text:span text:style-name="T212">2</text:span><text:span text:style-name="T212">, </text:span><text:span text:style-name="T212">1</text:span><text:span text:style-name="T212">0</text:span><text:span text:style-name="T212">)</text:span><text:span text:style-name="T212">,</text:span></text:p><text:p text:style-name="P95"><text:span text:style-name="T212"><text:tab/></text:span><text:span text:style-name="T212"><text:tab/></text:span><text:span text:style-name="T212">p</text:span><text:span text:style-name="T212">o</text:span><text:span text:style-name="T212">w</text:span><text:span text:style-name="T212">(</text:span><text:span text:style-name="T212">3</text:span><text:span text:style-name="T212">, </text:span><text:span text:style-name="T212">3</text:span><text:span text:style-name="T212">, </text:span><text:span text:style-name="T212">2</text:span><text:span text:style-name="T212">0</text:span><text:span text:style-name="T212">)</text:span><text:span text:style-name="T212">,</text:span></text:p><text:p text:style-name="P95"><text:span text:style-name="T212"><text:tab/></text:span><text:span text:style-name="T212">)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a</text:span><text:span text:style-name="T212">)</text:span></text:p><text:p text:style-name="P95"><text:span text:style-name="T212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33131315540619" text:continue-numbering="true" text:style-name="L2">
        <text:list-item>
          <text:p text:style-name="P75">Šta će biti prikazano na standardnom izlazu nakon izvršavanja sledećeg isečka koda? <text:span text:style-name="T201">Zašto?</text:span></text:p>
        </text:list-item>
      </text:list>
      <text:p text:style-name="P47"><draw:frame text:anchor-type="paragraph" draw:z-index="8" draw:name="Shape2" draw:style-name="gr16" draw:text-style-name="P98" svg:width="0.2303in" svg:height="4.376in" svg:x="1.1736in" svg:y="0.0429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text:p text:style-name="P97"><text:span text:style-name="T213">16</text:span></text:p><text:p text:style-name="P97"><text:span text:style-name="T213">17</text:span></text:p><text:p text:style-name="P97"><text:span text:style-name="T213">18</text:span></text:p><text:p text:style-name="P97"><text:span text:style-name="T213">19</text:span></text:p><text:p text:style-name="P97"><text:span text:style-name="T213">20</text:span></text:p><text:p text:style-name="P97"><text:span text:style-name="T213">21</text:span></text:p><text:p text:style-name="P97"><text:span text:style-name="T213">22</text:span></text:p><text:p text:style-name="P97"><text:span text:style-name="T213">23</text:span></text:p><text:p text:style-name="P97"><text:span text:style-name="T213">24</text:span></text:p><text:p text:style-name="P97"><text:span text:style-name="T213">25</text:span></text:p></draw:text-box></draw:frame><draw:frame text:anchor-type="paragraph" draw:z-index="9" draw:name="Shape1" draw:style-name="gr15" draw:text-style-name="P96" svg:width="4.6043in" svg:height="4.376in" svg:x="1.4591in" svg:y="0.0429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g</text:span><text:span text:style-name="T212">i</text:span><text:span text:style-name="T212">v</text:span><text:span text:style-name="T212">e</text:span><text:span text:style-name="T212">M</text:span><text:span text:style-name="T212">e</text:span><text:span text:style-name="T212">O</text:span><text:span text:style-name="T212">n</text:span><text:span text:style-name="T212">e</text:span><text:span text:style-name="T212">(</text:span><text:span text:style-name="T212">) </text:span><text:span text:style-name="T212">i</text:span><text:span text:style-name="T212">n</text:span><text:span text:style-name="T212">t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"</text:span><text:span text:style-name="T212">R</text:span><text:span text:style-name="T212">e</text:span><text:span text:style-name="T212">t</text:span><text:span text:style-name="T212">u</text:span><text:span text:style-name="T212">r</text:span><text:span text:style-name="T212">n</text:span><text:span text:style-name="T212">i</text:span><text:span text:style-name="T212">n</text:span><text:span text:style-name="T212">g </text:span><text:span text:style-name="T212">1</text:span><text:span text:style-name="T212">"</text:span><text:span text:style-name="T212">)</text:span></text:p><text:p text:style-name="P95"><text:span text:style-name="T212"><text:tab/></text:span><text:span text:style-name="T212">r</text:span><text:span text:style-name="T212">e</text:span><text:span text:style-name="T212">t</text:span><text:span text:style-name="T212">u</text:span><text:span text:style-name="T212">r</text:span><text:span text:style-name="T212">n </text:span><text:span text:style-name="T212">1</text:span></text:p><text:p text:style-name="P95"><text:span text:style-name="T212">}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g</text:span><text:span text:style-name="T212">i</text:span><text:span text:style-name="T212">v</text:span><text:span text:style-name="T212">e</text:span><text:span text:style-name="T212">M</text:span><text:span text:style-name="T212">e</text:span><text:span text:style-name="T212">T</text:span><text:span text:style-name="T212">w</text:span><text:span text:style-name="T212">o</text:span><text:span text:style-name="T212">(</text:span><text:span text:style-name="T212">) </text:span><text:span text:style-name="T212">i</text:span><text:span text:style-name="T212">n</text:span><text:span text:style-name="T212">t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"</text:span><text:span text:style-name="T212">R</text:span><text:span text:style-name="T212">e</text:span><text:span text:style-name="T212">t</text:span><text:span text:style-name="T212">u</text:span><text:span text:style-name="T212">r</text:span><text:span text:style-name="T212">n</text:span><text:span text:style-name="T212">i</text:span><text:span text:style-name="T212">n</text:span><text:span text:style-name="T212">g </text:span><text:span text:style-name="T212">2</text:span><text:span text:style-name="T212">"</text:span><text:span text:style-name="T212">)</text:span></text:p><text:p text:style-name="P95"><text:span text:style-name="T212"><text:tab/></text:span><text:span text:style-name="T212">r</text:span><text:span text:style-name="T212">e</text:span><text:span text:style-name="T212">t</text:span><text:span text:style-name="T212">u</text:span><text:span text:style-name="T212">r</text:span><text:span text:style-name="T212">n </text:span><text:span text:style-name="T212">2</text:span></text:p><text:p text:style-name="P95"><text:span text:style-name="T212">}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i </text:span><text:span text:style-name="T212">:</text:span><text:span text:style-name="T212">= </text:span><text:span text:style-name="T212">1</text:span></text:p><text:p text:style-name="P95"><text:span text:style-name="T212"><text:tab/></text:span><text:span text:style-name="T212">s</text:span><text:span text:style-name="T212">w</text:span><text:span text:style-name="T212">i</text:span><text:span text:style-name="T212">t</text:span><text:span text:style-name="T212">c</text:span><text:span text:style-name="T212">h </text:span><text:span text:style-name="T212">i </text:span><text:span text:style-name="T212">{</text:span></text:p><text:p text:style-name="P95"><text:span text:style-name="T212"><text:tab/></text:span><text:span text:style-name="T212">c</text:span><text:span text:style-name="T212">a</text:span><text:span text:style-name="T212">s</text:span><text:span text:style-name="T212">e </text:span><text:span text:style-name="T212">g</text:span><text:span text:style-name="T212">i</text:span><text:span text:style-name="T212">v</text:span><text:span text:style-name="T212">e</text:span><text:span text:style-name="T212">M</text:span><text:span text:style-name="T212">e</text:span><text:span text:style-name="T212">O</text:span><text:span text:style-name="T212">n</text:span><text:span text:style-name="T212">e</text:span><text:span text:style-name="T212">(</text:span><text:span text:style-name="T212">)</text:span><text:span text:style-name="T212">:</text:span></text:p><text:p text:style-name="P95"><text:span text:style-name="T212"><text:tab/></text:span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"</text:span><text:span text:style-name="T212">1 </text:span><text:span text:style-name="T212">:</text:span><text:span text:style-name="T212">)</text:span><text:span text:style-name="T212">"</text:span><text:span text:style-name="T212">)</text:span></text:p><text:p text:style-name="P95"><text:span text:style-name="T212"><text:tab/></text:span><text:span text:style-name="T212">c</text:span><text:span text:style-name="T212">a</text:span><text:span text:style-name="T212">s</text:span><text:span text:style-name="T212">e </text:span><text:span text:style-name="T212">g</text:span><text:span text:style-name="T212">i</text:span><text:span text:style-name="T212">v</text:span><text:span text:style-name="T212">e</text:span><text:span text:style-name="T212">M</text:span><text:span text:style-name="T212">e</text:span><text:span text:style-name="T212">T</text:span><text:span text:style-name="T212">w</text:span><text:span text:style-name="T212">o</text:span><text:span text:style-name="T212">(</text:span><text:span text:style-name="T212">)</text:span><text:span text:style-name="T212">:</text:span></text:p><text:p text:style-name="P95"><text:span text:style-name="T212"><text:tab/></text:span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"</text:span><text:span text:style-name="T212">2 </text:span><text:span text:style-name="T212">:</text:span><text:span text:style-name="T212">)</text:span><text:span text:style-name="T212">"</text:span><text:span text:style-name="T212">)</text:span></text:p><text:p text:style-name="P95"><text:span text:style-name="T212"><text:tab/></text:span><text:span text:style-name="T212">d</text:span><text:span text:style-name="T212">e</text:span><text:span text:style-name="T212">f</text:span><text:span text:style-name="T212">a</text:span><text:span text:style-name="T212">u</text:span><text:span text:style-name="T212">l</text:span><text:span text:style-name="T212">t</text:span><text:span text:style-name="T212">:</text:span></text:p><text:p text:style-name="P95"><text:span text:style-name="T212"><text:tab/></text:span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f</text:span><text:span text:style-name="T212">(</text:span><text:span text:style-name="T212">"</text:span><text:span text:style-name="T212">S</text:span><text:span text:style-name="T212">o</text:span><text:span text:style-name="T212">m</text:span><text:span text:style-name="T212">e</text:span><text:span text:style-name="T212">t</text:span><text:span text:style-name="T212">h</text:span><text:span text:style-name="T212">i</text:span><text:span text:style-name="T212">n</text:span><text:span text:style-name="T212">g </text:span><text:span text:style-name="T212">e</text:span><text:span text:style-name="T212">l</text:span><text:span text:style-name="T212">s</text:span><text:span text:style-name="T212">e</text:span><text:span text:style-name="T212">: </text:span><text:span text:style-name="T212">%</text:span><text:span text:style-name="T212">d</text:span><text:span text:style-name="T212">"</text:span><text:span text:style-name="T212">, </text:span><text:span text:style-name="T212">i</text:span><text:span text:style-name="T212">)</text:span></text:p><text:p text:style-name="P95"><text:span text:style-name="T212"><text:tab/></text:span><text:span text:style-name="T212">}</text:span></text:p><text:p text:style-name="P95"><text:span text:style-name="T212">}</text:span></text:p></draw:text-box></draw:frame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33133185063102" text:continue-numbering="true" text:style-name="L2">
        <text:list-item>
          <text:p text:style-name="P51">Upotrebom <text:span text:style-name="T1">switch-case</text:span> konstrukcije napisati programski kod ekvivalentan datom kodu.</text:p>
        </text:list-item>
      </text:list>
      <text:p text:style-name="P52"><draw:frame text:anchor-type="paragraph" draw:z-index="19" draw:name="Shape1" draw:style-name="gr5" draw:text-style-name="P96" svg:width="4.6043in" svg:height="2.976in" svg:x="1.4591in" svg:y="0.0429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(</text:span></text:p><text:p text:style-name="P95"><text:span text:style-name="T212"><text:tab/>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><text:tab/></text:span><text:span text:style-name="T212">"</text:span><text:span text:style-name="T212">t</text:span><text:span text:style-name="T212">i</text:span><text:span text:style-name="T212">m</text:span><text:span text:style-name="T212">e</text:span><text:span text:style-name="T212">"</text:span></text:p><text:p text:style-name="P95"><text:span text:style-name="T212">)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t </text:span><text:span text:style-name="T212">:</text:span><text:span text:style-name="T212">= </text:span><text:span text:style-name="T212">t</text:span><text:span text:style-name="T212">i</text:span><text:span text:style-name="T212">m</text:span><text:span text:style-name="T212">e</text:span><text:span text:style-name="T212">.</text:span><text:span text:style-name="T212">N</text:span><text:span text:style-name="T212">o</text:span><text:span text:style-name="T212">w</text:span><text:span text:style-name="T212">(</text:span><text:span text:style-name="T212">)</text:span></text:p><text:p text:style-name="P95"><text:span text:style-name="T212"><text:tab/></text:span><text:span text:style-name="T212">i</text:span><text:span text:style-name="T212">f </text:span><text:span text:style-name="T212">t</text:span><text:span text:style-name="T212">.</text:span><text:span text:style-name="T212">H</text:span><text:span text:style-name="T212">o</text:span><text:span text:style-name="T212">u</text:span><text:span text:style-name="T212">r</text:span><text:span text:style-name="T212">(</text:span><text:span text:style-name="T212">) </text:span><text:span text:style-name="T212">&lt; </text:span><text:span text:style-name="T212">1</text:span><text:span text:style-name="T212">2 </text:span><text:span text:style-name="T212">{</text:span></text:p><text:p text:style-name="P95"><text:span text:style-name="T212"><text:tab/></text:span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"</text:span><text:span text:style-name="T212">G</text:span><text:span text:style-name="T212">o</text:span><text:span text:style-name="T212">o</text:span><text:span text:style-name="T212">d </text:span><text:span text:style-name="T212">m</text:span><text:span text:style-name="T212">o</text:span><text:span text:style-name="T212">r</text:span><text:span text:style-name="T212">n</text:span><text:span text:style-name="T212">i</text:span><text:span text:style-name="T212">n</text:span><text:span text:style-name="T212">g</text:span><text:span text:style-name="T212">!</text:span><text:span text:style-name="T212">"</text:span><text:span text:style-name="T212">)</text:span></text:p><text:p text:style-name="P95"><text:span text:style-name="T212"><text:tab/></text:span><text:span text:style-name="T212">} </text:span><text:span text:style-name="T212">e</text:span><text:span text:style-name="T212">l</text:span><text:span text:style-name="T212">s</text:span><text:span text:style-name="T212">e </text:span><text:span text:style-name="T212">i</text:span><text:span text:style-name="T212">f </text:span><text:span text:style-name="T212">t</text:span><text:span text:style-name="T212">.</text:span><text:span text:style-name="T212">H</text:span><text:span text:style-name="T212">o</text:span><text:span text:style-name="T212">u</text:span><text:span text:style-name="T212">r</text:span><text:span text:style-name="T212">(</text:span><text:span text:style-name="T212">) </text:span><text:span text:style-name="T212">&lt; </text:span><text:span text:style-name="T212">1</text:span><text:span text:style-name="T212">7 </text:span><text:span text:style-name="T212">{</text:span></text:p><text:p text:style-name="P95"><text:span text:style-name="T212"><text:tab/></text:span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"</text:span><text:span text:style-name="T212">G</text:span><text:span text:style-name="T212">o</text:span><text:span text:style-name="T212">o</text:span><text:span text:style-name="T212">d </text:span><text:span text:style-name="T212">a</text:span><text:span text:style-name="T212">f</text:span><text:span text:style-name="T212">t</text:span><text:span text:style-name="T212">e</text:span><text:span text:style-name="T212">r</text:span><text:span text:style-name="T212">n</text:span><text:span text:style-name="T212">o</text:span><text:span text:style-name="T212">o</text:span><text:span text:style-name="T212">n</text:span><text:span text:style-name="T212">.</text:span><text:span text:style-name="T212">"</text:span><text:span text:style-name="T212">)</text:span></text:p><text:p text:style-name="P95"><text:span text:style-name="T212"><text:tab/></text:span><text:span text:style-name="T212">} </text:span><text:span text:style-name="T212">e</text:span><text:span text:style-name="T212">l</text:span><text:span text:style-name="T212">s</text:span><text:span text:style-name="T212">e </text:span><text:span text:style-name="T212">{</text:span></text:p><text:p text:style-name="P95"><text:span text:style-name="T212"><text:tab/></text:span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"</text:span><text:span text:style-name="T212">G</text:span><text:span text:style-name="T212">o</text:span><text:span text:style-name="T212">o</text:span><text:span text:style-name="T212">d </text:span><text:span text:style-name="T212">e</text:span><text:span text:style-name="T212">v</text:span><text:span text:style-name="T212">e</text:span><text:span text:style-name="T212">n</text:span><text:span text:style-name="T212">i</text:span><text:span text:style-name="T212">n</text:span><text:span text:style-name="T212">g</text:span><text:span text:style-name="T212">.</text:span><text:span text:style-name="T212">"</text:span><text:span text:style-name="T212">)</text:span></text:p><text:p text:style-name="P95"><text:span text:style-name="T212"><text:tab/></text:span><text:span text:style-name="T212">}</text:span></text:p><text:p text:style-name="P95"><text:span text:style-name="T212">}</text:span></text:p></draw:text-box></draw:frame><draw:frame text:anchor-type="paragraph" draw:z-index="18" draw:name="Shape2" draw:style-name="gr6" draw:text-style-name="P98" svg:width="0.2303in" svg:height="2.9835in" svg:x="1.1736in" svg:y="0.0429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text:p text:style-name="P97"><text:span text:style-name="T213">16</text:span></text:p><text:p text:style-name="P97"><text:span text:style-name="T213">17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133131435709560" text:continue-numbering="true" text:style-name="L2">
        <text:list-item>
          <text:p text:style-name="P27"><text:span text:style-name="T126">Koja je uloga </text:span><text:span text:style-name="T61">defer</text:span><text:span text:style-name="T126"> iskaza u programskom jeziku </text:span><text:span text:style-name="T7">Go</text:span><text:span text:style-name="T126">? Kada se određuju argumenti funkcije ispred čijeg poziva je navedena ključna reč </text:span><text:span text:style-name="T70">defer</text:span><text:span text:style-name="T126">? U kom redosledu se izvršavaju višestruki </text:span><text:span text:style-name="T61">defer</text:span><text:span text:style-name="T126"> iskazi navedeni unutar iste funkcije?</text:span></text:p>
        </text:list-item>
        <text:list-item>
          <text:p text:style-name="P53">Šta je pokazivač u programskom jeziku <text:span text:style-name="T1">Go</text:span>?</text:p>
        </text:list-item>
        <text:list-item>
          <text:p text:style-name="P53">Kako je realizovana pokazivačka aritmetika u programskom jeziku <text:span text:style-name="T1">Go</text:span>?</text:p>
        </text:list-item>
        <text:list-item>
          <text:p text:style-name="P48">Šta je derefereciranje pokazivača? Navesti primer.</text:p>
        </text:list-item>
        <text:list-item>
          <text:p text:style-name="P53">Da li je eksplicitno dereferencinje pokazivača <text:span text:style-name="T186">uvek </text:span>obavezno? Objasniti kroz nekoliko primera.</text:p>
        </text:list-item>
        <text:list-item>
          <text:p text:style-name="P53"><text:soft-page-break/>U čemu je razlika između operatora <text:span text:style-name="T88">&amp;</text:span> <text:span text:style-name="T207">i</text:span> <text:span text:style-name="T88">*</text:span> ?</text:p>
        </text:list-item>
        <text:list-item>
          <text:p text:style-name="P28"><text:span text:style-name="T129">U čemu je razlika između niza (engl. </text:span><text:span text:style-name="T9">array</text:span><text:span text:style-name="T129">) i isečka (engl. </text:span><text:span text:style-name="T9">slice</text:span><text:span text:style-name="T129">) u programskom jeziku </text:span><text:span text:style-name="T9">Go</text:span><text:span text:style-name="T129">?</text:span></text:p>
        </text:list-item>
        <text:list-item>
          <text:p text:style-name="P49">Š<text:span text:style-name="T130">ta je dužina, a šta kapacitet isečka?</text:span></text:p>
        </text:list-item>
        <text:list-item>
          <text:p text:style-name="P49">Š<text:span text:style-name="T131">ta predstavlja potporni niz nekog isečka?</text:span></text:p>
        </text:list-item>
        <text:list-item>
          <text:p text:style-name="P54">Objasniti princip rada funkcije <text:span text:style-name="T62">append</text:span>?</text:p>
        </text:list-item>
        <text:list-item>
          <text:p text:style-name="P54"><text:span text:style-name="T187">Za šta se koristi funkcija </text:span><text:span text:style-name="T62">make</text:span>?</text:p>
        </text:list-item>
        <text:list-item>
          <text:p text:style-name="P49">Šta je nulta vrednost za isečak?</text:p>
        </text:list-item>
        <text:list-item>
          <text:p text:style-name="P29"><text:span text:style-name="T125">Odrediti dužinu, kapacitet i potporni niz isečaka </text:span><text:span text:style-name="T60">s1</text:span><text:span text:style-name="T125">, </text:span><text:span text:style-name="T60">s2</text:span><text:span text:style-name="T125">, </text:span><text:span text:style-name="T59">s</text:span><text:span text:style-name="T60">3</text:span><text:span text:style-name="T125">, </text:span><text:span text:style-name="T59">s4</text:span><text:span text:style-name="T125"> i </text:span><text:span text:style-name="T59">s5</text:span><text:span text:style-name="T125"> za vreme izvršavanja funkcije </text:span><text:span text:style-name="T63">showSlices</text:span><text:span text:style-name="T125">.</text:span></text:p>
          <text:p text:style-name="P29"><draw:frame text:anchor-type="paragraph" draw:z-index="10" draw:name="Shape2" draw:style-name="gr14" draw:text-style-name="P98" svg:width="0.2303in" svg:height="3.5039in" svg:x="0.7846in" svg:y="0.0898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text:p text:style-name="P97"><text:span text:style-name="T213">16</text:span></text:p><text:p text:style-name="P97"><text:span text:style-name="T213">17</text:span></text:p><text:p text:style-name="P97"><text:span text:style-name="T213">18</text:span></text:p><text:p text:style-name="P97"><text:span text:style-name="T213">19</text:span></text:p><text:p text:style-name="P97"><text:span text:style-name="T213">20</text:span></text:p></draw:text-box></draw:frame><draw:frame text:anchor-type="paragraph" draw:z-index="11" draw:name="Shape1" draw:style-name="gr13" draw:text-style-name="P96" svg:width="4.6043in" svg:height="3.5106in" svg:x="1.0972in" svg:y="0.0827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(</text:span></text:p><text:p text:style-name="P95"><text:span text:style-name="T212"><text:tab/>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>)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s</text:span><text:span text:style-name="T212">h</text:span><text:span text:style-name="T212">o</text:span><text:span text:style-name="T212">w</text:span><text:span text:style-name="T212">S</text:span><text:span text:style-name="T212">l</text:span><text:span text:style-name="T212">i</text:span><text:span text:style-name="T212">c</text:span><text:span text:style-name="T212">e</text:span><text:span text:style-name="T212">s</text:span><text:span text:style-name="T212">(</text:span><text:span text:style-name="T212">s</text:span><text:span text:style-name="T212">1</text:span><text:span text:style-name="T212">, </text:span><text:span text:style-name="T212">s</text:span><text:span text:style-name="T212">2</text:span><text:span text:style-name="T212">, </text:span><text:span text:style-name="T212">s</text:span><text:span text:style-name="T212">3</text:span><text:span text:style-name="T212">, </text:span><text:span text:style-name="T212">s</text:span><text:span text:style-name="T212">4</text:span><text:span text:style-name="T212">, </text:span><text:span text:style-name="T212">s</text:span><text:span text:style-name="T212">5 </text:span><text:span text:style-name="T212">[</text:span><text:span text:style-name="T212">]</text:span><text:span text:style-name="T212">i</text:span><text:span text:style-name="T212">n</text:span><text:span text:style-name="T212">t</text:span><text:span text:style-name="T212">)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s</text:span><text:span text:style-name="T212">1</text:span><text:span text:style-name="T212">, </text:span><text:span text:style-name="T212">s</text:span><text:span text:style-name="T212">2</text:span><text:span text:style-name="T212">, </text:span><text:span text:style-name="T212">s</text:span><text:span text:style-name="T212">3</text:span><text:span text:style-name="T212">, </text:span><text:span text:style-name="T212">s</text:span><text:span text:style-name="T212">4</text:span><text:span text:style-name="T212">, </text:span><text:span text:style-name="T212">s</text:span><text:span text:style-name="T212">5</text:span><text:span text:style-name="T212">)</text:span></text:p><text:p text:style-name="P95"><text:span text:style-name="T212">}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a </text:span><text:span text:style-name="T212">[</text:span><text:span text:style-name="T212">]</text:span><text:span text:style-name="T212">i</text:span><text:span text:style-name="T212">n</text:span><text:span text:style-name="T212">t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b </text:span><text:span text:style-name="T212">= </text:span><text:span text:style-name="T212">m</text:span><text:span text:style-name="T212">a</text:span><text:span text:style-name="T212">k</text:span><text:span text:style-name="T212">e</text:span><text:span text:style-name="T212">(</text:span><text:span text:style-name="T212">[</text:span><text:span text:style-name="T212">]</text:span><text:span text:style-name="T212">i</text:span><text:span text:style-name="T212">n</text:span><text:span text:style-name="T212">t</text:span><text:span text:style-name="T212">, </text:span><text:span text:style-name="T212">5</text:span><text:span text:style-name="T212">)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c </text:span><text:span text:style-name="T212">= </text:span><text:span text:style-name="T212">m</text:span><text:span text:style-name="T212">a</text:span><text:span text:style-name="T212">k</text:span><text:span text:style-name="T212">e</text:span><text:span text:style-name="T212">(</text:span><text:span text:style-name="T212">[</text:span><text:span text:style-name="T212">]</text:span><text:span text:style-name="T212">i</text:span><text:span text:style-name="T212">n</text:span><text:span text:style-name="T212">t</text:span><text:span text:style-name="T212">, </text:span><text:span text:style-name="T212">0</text:span><text:span text:style-name="T212">, </text:span><text:span text:style-name="T212">5</text:span><text:span text:style-name="T212">)</text:span></text:p><text:p text:style-name="P95"><text:span text:style-name="T212"><text:tab/></text:span><text:span text:style-name="T212">d </text:span><text:span text:style-name="T212">:</text:span><text:span text:style-name="T212">= </text:span><text:span text:style-name="T212">b</text:span><text:span text:style-name="T212">[</text:span><text:span text:style-name="T212">:</text:span><text:span text:style-name="T212">2</text:span><text:span text:style-name="T212">]</text:span></text:p><text:p text:style-name="P95"><text:span text:style-name="T212"><text:tab/></text:span><text:span text:style-name="T212">e </text:span><text:span text:style-name="T212">:</text:span><text:span text:style-name="T212">= </text:span><text:span text:style-name="T212">b</text:span><text:span text:style-name="T212">[</text:span><text:span text:style-name="T212">1</text:span><text:span text:style-name="T212">:</text:span><text:span text:style-name="T212">]</text:span></text:p><text:p text:style-name="P95"><text:span text:style-name="T212"><text:tab/></text:span><text:span text:style-name="T212">e</text:span><text:span text:style-name="T212">[</text:span><text:span text:style-name="T212">0</text:span><text:span text:style-name="T212">] </text:span><text:span text:style-name="T212">= </text:span><text:span text:style-name="T212">2</text:span><text:span text:style-name="T212">3</text:span></text:p><text:p text:style-name="P95"><text:span text:style-name="T212"><text:tab/></text:span><text:span text:style-name="T212">d </text:span><text:span text:style-name="T212">= </text:span><text:span text:style-name="T212">a</text:span><text:span text:style-name="T212">p</text:span><text:span text:style-name="T212">p</text:span><text:span text:style-name="T212">e</text:span><text:span text:style-name="T212">n</text:span><text:span text:style-name="T212">d</text:span><text:span text:style-name="T212">(</text:span><text:span text:style-name="T212">d</text:span><text:span text:style-name="T212">, </text:span><text:span text:style-name="T212">3</text:span><text:span text:style-name="T212">3</text:span><text:span text:style-name="T212">)</text:span></text:p><text:p text:style-name="P95"><text:span text:style-name="T212"><text:tab/></text:span><text:span text:style-name="T212">s</text:span><text:span text:style-name="T212">h</text:span><text:span text:style-name="T212">o</text:span><text:span text:style-name="T212">w</text:span><text:span text:style-name="T212">S</text:span><text:span text:style-name="T212">l</text:span><text:span text:style-name="T212">i</text:span><text:span text:style-name="T212">c</text:span><text:span text:style-name="T212">e</text:span><text:span text:style-name="T212">s</text:span><text:span text:style-name="T212">(</text:span><text:span text:style-name="T212">a</text:span><text:span text:style-name="T212">, </text:span><text:span text:style-name="T212">b</text:span><text:span text:style-name="T212">, </text:span><text:span text:style-name="T212">c</text:span><text:span text:style-name="T212">, </text:span><text:span text:style-name="T212">d</text:span><text:span text:style-name="T212">, </text:span><text:span text:style-name="T212">e</text:span><text:span text:style-name="T212">)</text:span></text:p><text:p text:style-name="P95"><text:span text:style-name="T212">}</text:span></text:p></draw:text-box></draw:frame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33133136262006" text:continue-numbering="true" text:style-name="L2">
        <text:list-item>
          <text:p text:style-name="P50"><text:s/>Č<text:span text:style-name="T132">emu služi znak </text:span><text:span text:style-name="T89">_</text:span><text:span text:style-name="T132"> u programskom jeziku </text:span><text:span text:style-name="T10">Go</text:span><text:span text:style-name="T132">? Navesti nekoliko primera upotrebe.</text:span></text:p>
        </text:list-item>
        <text:list-item>
          <text:p text:style-name="P43">Š<text:span text:style-name="T133">ta je nulta vrednost za mapu? </text:span></text:p>
        </text:list-item>
        <text:list-item>
          <text:p text:style-name="P43">Š<text:span text:style-name="T134">ta će biti prikazano na standardnom izlazu nakon izvršavanja sledećeg isečka koda? Zašto?</text:span></text:p>
        </text:list-item>
      </text:list>
      <text:p text:style-name="P46"><draw:frame text:anchor-type="paragraph" draw:z-index="12" draw:name="Shape2" draw:style-name="gr12" draw:text-style-name="P98" svg:width="0.2303in" svg:height="1.7642in" svg:x="1.1736in" svg:y="0.0429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/draw:text-box></draw:frame><draw:frame text:anchor-type="paragraph" draw:z-index="13" draw:name="Shape1" draw:style-name="gr11" draw:text-style-name="P96" svg:width="4.6043in" svg:height="1.7512in" svg:x="1.4591in" svg:y="0.0429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m </text:span><text:span text:style-name="T212">m</text:span><text:span text:style-name="T212">a</text:span><text:span text:style-name="T212">p</text:span><text:span text:style-name="T212">[</text:span><text:span text:style-name="T212">i</text:span><text:span text:style-name="T212">n</text:span><text:span text:style-name="T212">t</text:span><text:span text:style-name="T212">]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</text:span></text:p><text:p text:style-name="P95"><text:span text:style-name="T212"><text:tab/></text:span><text:span text:style-name="T212">m </text:span><text:span text:style-name="T212">= </text:span><text:span text:style-name="T212">m</text:span><text:span text:style-name="T212">a</text:span><text:span text:style-name="T212">k</text:span><text:span text:style-name="T212">e</text:span><text:span text:style-name="T212">(</text:span><text:span text:style-name="T212">m</text:span><text:span text:style-name="T212">a</text:span><text:span text:style-name="T212">p</text:span><text:span text:style-name="T212">[</text:span><text:span text:style-name="T212">i</text:span><text:span text:style-name="T212">n</text:span><text:span text:style-name="T212">t</text:span><text:span text:style-name="T212">]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</text:span><text:span text:style-name="T212">)</text:span></text:p><text:p text:style-name="P95"><text:span text:style-name="T212"><text:tab/></text:span><text:span text:style-name="T212">m</text:span><text:span text:style-name="T212">[</text:span><text:span text:style-name="T212">1</text:span><text:span text:style-name="T212">] </text:span><text:span text:style-name="T212">= 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</text:span><text:span text:style-name="T212">(</text:span><text:span text:style-name="T212">2</text:span><text:span text:style-name="T212">)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m</text:span><text:span text:style-name="T212">[</text:span><text:span text:style-name="T212">1</text:span><text:span text:style-name="T212">]</text:span><text:span text:style-name="T212">, </text:span><text:span text:style-name="T212">m</text:span><text:span text:style-name="T212">[</text:span><text:span text:style-name="T212">2</text:span><text:span text:style-name="T212">]</text:span><text:span text:style-name="T212">, </text:span><text:span text:style-name="T212">m</text:span><text:span text:style-name="T212">[</text:span><text:span text:style-name="T212">3</text:span><text:span text:style-name="T212">]</text:span><text:span text:style-name="T212">)</text:span></text:p><text:p text:style-name="P95"><text:span text:style-name="T212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33132100708591" text:continue-numbering="true" text:style-name="L2">
        <text:list-item>
          <text:p text:style-name="P44">D<text:span text:style-name="T135">a li su funkcije </text:span><text:span text:style-name="T11">first-class</text:span><text:span text:style-name="T135"> objekti u programskom jeziku </text:span><text:span text:style-name="T11">Go</text:span><text:span text:style-name="T135">? Objasniti.</text:span></text:p>
        </text:list-item>
        <text:list-item>
          <text:p text:style-name="P55">Da li su funkcije <text:span text:style-name="T1">first-class</text:span> objektii u programskom jeziku <text:span text:style-name="T1">C</text:span>? Objasniti.</text:p>
        </text:list-item>
        <text:list-item>
          <text:p text:style-name="P30"><text:span text:style-name="T135">Da li programski jezik </text:span><text:span text:style-name="T11">Go</text:span><text:span text:style-name="T135"> podržava leksička zatvorenja? Ukoliko podržava, potrebno je navesti nekoliko primera. Ukoliko pak ne podržava, potrebno je dati objašnjenje zbog čega.</text:span></text:p>
        </text:list-item>
        <text:list-item>
          <text:p text:style-name="P56">Kako su klase realizovane u programskom jeziku <text:span text:style-name="T1">Go</text:span>?</text:p>
        </text:list-item>
        <text:list-item>
          <text:p text:style-name="P26">Š<text:span text:style-name="T138">ta su metode u programskom jeziku </text:span><text:span text:style-name="T12">Go</text:span><text:span text:style-name="T138">? Navesti nekoliko primera.</text:span></text:p>
        </text:list-item>
        <text:list-item>
          <text:p text:style-name="P45">N<text:span text:style-name="T138">ad kojim tipovima je moguće definisati metode?</text:span></text:p>
        </text:list-item>
        <text:list-item>
          <text:p text:style-name="P57"><text:soft-page-break/>Koja su dva najbitnija razloga za upotrebu pokazivačkih prijemnika (engl. <text:span text:style-name="T1">pointer receiver</text:span><text:span text:style-name="T23">s</text:span>) u odnosu na vrednosne prijemnike (engl. <text:span text:style-name="T1">value receiver</text:span><text:span text:style-name="T23">s</text:span>)?</text:p>
        </text:list-item>
        <text:list-item>
          <text:p text:style-name="P57">Š<text:span text:style-name="T139">ta će biti prikazano na standardnom izlazu nakon izvršavanja sledećeg isečka koda? Zašto?</text:span></text:p>
        </text:list-item>
      </text:list>
      <text:p text:style-name="P46"><draw:frame text:anchor-type="paragraph" draw:z-index="14" draw:name="Shape2" draw:style-name="gr10" draw:text-style-name="P98" svg:width="0.2303in" svg:height="3.5012in" svg:x="1.1736in" svg:y="0.0429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text:p text:style-name="P97"><text:span text:style-name="T213">16</text:span></text:p><text:p text:style-name="P97"><text:span text:style-name="T213">17</text:span></text:p><text:p text:style-name="P97"><text:span text:style-name="T213">18</text:span></text:p><text:p text:style-name="P97"><text:span text:style-name="T213">19</text:span></text:p><text:p text:style-name="P97"><text:span text:style-name="T213">20</text:span></text:p></draw:text-box></draw:frame><draw:frame text:anchor-type="paragraph" draw:z-index="15" draw:name="Shape1" draw:style-name="gr9" draw:text-style-name="P96" svg:width="4.6043in" svg:height="3.5012in" svg:x="1.4591in" svg:y="0.0429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/></text:p><text:p text:style-name="P95"><text:span text:style-name="T212">t</text:span><text:span text:style-name="T212">y</text:span><text:span text:style-name="T212">p</text:span><text:span text:style-name="T212">e </text:span><text:span text:style-name="T212">M</text:span><text:span text:style-name="T212">y</text:span><text:span text:style-name="T212">I</text:span><text:span text:style-name="T212">n</text:span><text:span text:style-name="T212">t </text:span><text:span text:style-name="T212">i</text:span><text:span text:style-name="T212">n</text:span><text:span text:style-name="T212">t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S</text:span><text:span text:style-name="T212">h</text:span><text:span text:style-name="T212">o</text:span><text:span text:style-name="T212">w</text:span><text:span text:style-name="T212">M</text:span><text:span text:style-name="T212">e</text:span><text:span text:style-name="T212">(</text:span><text:span text:style-name="T212">n</text:span><text:span text:style-name="T212">u</text:span><text:span text:style-name="T212">m </text:span><text:span text:style-name="T212">M</text:span><text:span text:style-name="T212">y</text:span><text:span text:style-name="T212">I</text:span><text:span text:style-name="T212">n</text:span><text:span text:style-name="T212">t</text:span><text:span text:style-name="T212">)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n</text:span><text:span text:style-name="T212">u</text:span><text:span text:style-name="T212">m</text:span><text:span text:style-name="T212">)</text:span></text:p><text:p text:style-name="P95"><text:span text:style-name="T212">}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(</text:span><text:span text:style-name="T212">n</text:span><text:span text:style-name="T212">u</text:span><text:span text:style-name="T212">m </text:span><text:span text:style-name="T212">M</text:span><text:span text:style-name="T212">y</text:span><text:span text:style-name="T212">I</text:span><text:span text:style-name="T212">n</text:span><text:span text:style-name="T212">t</text:span><text:span text:style-name="T212">) </text:span><text:span text:style-name="T212">S</text:span><text:span text:style-name="T212">h</text:span><text:span text:style-name="T212">o</text:span><text:span text:style-name="T212">w</text:span><text:span text:style-name="T212">M</text:span><text:span text:style-name="T212">e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n</text:span><text:span text:style-name="T212">u</text:span><text:span text:style-name="T212">m</text:span><text:span text:style-name="T212">)</text:span></text:p><text:p text:style-name="P95"><text:span text:style-name="T212">}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v</text:span><text:span text:style-name="T212">a</text:span><text:span text:style-name="T212">l </text:span><text:span text:style-name="T212">:</text:span><text:span text:style-name="T212">= </text:span><text:span text:style-name="T212">M</text:span><text:span text:style-name="T212">y</text:span><text:span text:style-name="T212">I</text:span><text:span text:style-name="T212">n</text:span><text:span text:style-name="T212">t</text:span><text:span text:style-name="T212">(</text:span><text:span text:style-name="T212">3</text:span><text:span text:style-name="T212">3</text:span><text:span text:style-name="T212">)</text:span></text:p><text:p text:style-name="P95"><text:span text:style-name="T212"><text:tab/></text:span><text:span text:style-name="T212">p</text:span><text:span text:style-name="T212">t</text:span><text:span text:style-name="T212">r </text:span><text:span text:style-name="T212">:</text:span><text:span text:style-name="T212">= </text:span><text:span text:style-name="T212">&amp;</text:span><text:span text:style-name="T212">v</text:span><text:span text:style-name="T212">a</text:span><text:span text:style-name="T212">l</text:span></text:p><text:p text:style-name="P95"><text:span text:style-name="T212"><text:tab/></text:span><text:span text:style-name="T212">p</text:span><text:span text:style-name="T212">t</text:span><text:span text:style-name="T212">r</text:span><text:span text:style-name="T212">.</text:span><text:span text:style-name="T212">S</text:span><text:span text:style-name="T212">h</text:span><text:span text:style-name="T212">o</text:span><text:span text:style-name="T212">w</text:span><text:span text:style-name="T212">M</text:span><text:span text:style-name="T212">e</text:span><text:span text:style-name="T212">(</text:span><text:span text:style-name="T212">)</text:span></text:p><text:p text:style-name="P95"><text:span text:style-name="T212"><text:tab/></text:span><text:span text:style-name="T212">S</text:span><text:span text:style-name="T212">h</text:span><text:span text:style-name="T212">o</text:span><text:span text:style-name="T212">w</text:span><text:span text:style-name="T212">M</text:span><text:span text:style-name="T212">e</text:span><text:span text:style-name="T212">(</text:span><text:span text:style-name="T212">p</text:span><text:span text:style-name="T212">t</text:span><text:span text:style-name="T212">r</text:span><text:span text:style-name="T212">)</text:span></text:p><text:p text:style-name="P95"><text:span text:style-name="T212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33132552813584" text:continue-numbering="true" text:style-name="L2">
        <text:list-item>
          <text:p text:style-name="P43">Š<text:span text:style-name="T139">ta je interfejs u programskom jeziku </text:span><text:span text:style-name="T13">Go</text:span><text:span text:style-name="T139">? Navesti nekoliko primera.</text:span></text:p>
        </text:list-item>
        <text:list-item>
          <text:p text:style-name="P58">Da li se interfejs implementira implicitno ili eksplicitno? Objasniti.</text:p>
        </text:list-item>
        <text:list-item>
          <text:p text:style-name="P59">Da li će sledeći isečak koda izazvati grešku, zašto?</text:p>
        </text:list-item>
      </text:list>
      <text:p text:style-name="P61"><draw:frame text:anchor-type="paragraph" draw:z-index="16" draw:name="Shape2" draw:style-name="gr8" draw:text-style-name="P98" svg:width="0.2303in" svg:height="3.6953in" svg:x="1.111in" svg:y="0.0173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text:p text:style-name="P97"><text:span text:style-name="T213">16</text:span></text:p><text:p text:style-name="P97"><text:span text:style-name="T213">17</text:span></text:p><text:p text:style-name="P97"><text:span text:style-name="T213">18</text:span></text:p><text:p text:style-name="P97"><text:span text:style-name="T213">19</text:span></text:p><text:p text:style-name="P97"><text:span text:style-name="T213">20</text:span></text:p><text:p text:style-name="P97"><text:span text:style-name="T213">21</text:span></text:p></draw:text-box></draw:frame><draw:frame text:anchor-type="paragraph" draw:z-index="17" draw:name="Shape1" draw:style-name="gr7" draw:text-style-name="P96" svg:width="4.6043in" svg:height="3.676in" svg:x="1.3965in" svg:y="0.0307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/></text:p><text:p text:style-name="P95"><text:span text:style-name="T212">t</text:span><text:span text:style-name="T212">y</text:span><text:span text:style-name="T212">p</text:span><text:span text:style-name="T212">e </text:span><text:span text:style-name="T212">I </text:span><text:span text:style-name="T212">i</text:span><text:span text:style-name="T212">n</text:span><text:span text:style-name="T212">t</text:span><text:span text:style-name="T212">e</text:span><text:span text:style-name="T212">r</text:span><text:span text:style-name="T212">f</text:span><text:span text:style-name="T212">a</text:span><text:span text:style-name="T212">c</text:span><text:span text:style-name="T212">e </text:span><text:span text:style-name="T212">{</text:span></text:p><text:p text:style-name="P95"><text:span text:style-name="T212"><text:tab/></text:span><text:span text:style-name="T212">M</text:span><text:span text:style-name="T212">(</text:span><text:span text:style-name="T212">)</text:span></text:p><text:p text:style-name="P95"><text:span text:style-name="T212">}</text:span></text:p><text:p text:style-name="P95"><text:span text:style-name="T212"/></text:p><text:p text:style-name="P95"><text:span text:style-name="T212">t</text:span><text:span text:style-name="T212">y</text:span><text:span text:style-name="T212">p</text:span><text:span text:style-name="T212">e </text:span><text:span text:style-name="T212">T </text:span><text:span text:style-name="T212">s</text:span><text:span text:style-name="T212">t</text:span><text:span text:style-name="T212">r</text:span><text:span text:style-name="T212">u</text:span><text:span text:style-name="T212">c</text:span><text:span text:style-name="T212">t </text:span><text:span text:style-name="T212">{</text:span></text:p><text:p text:style-name="P95"><text:span text:style-name="T212"><text:tab/></text:span><text:span text:style-name="T212">S </text:span><text:span text:style-name="T212">s</text:span><text:span text:style-name="T212">t</text:span><text:span text:style-name="T212">r</text:span><text:span text:style-name="T212">i</text:span><text:span text:style-name="T212">n</text:span><text:span text:style-name="T212">g</text:span></text:p><text:p text:style-name="P95"><text:span text:style-name="T212">}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(</text:span><text:span text:style-name="T212">t </text:span><text:span text:style-name="T212">T</text:span><text:span text:style-name="T212">) </text:span><text:span text:style-name="T212">M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t</text:span><text:span text:style-name="T212">.</text:span><text:span text:style-name="T212">S</text:span><text:span text:style-name="T212">)</text:span></text:p><text:p text:style-name="P95"><text:span text:style-name="T212">}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t </text:span><text:span text:style-name="T212">:</text:span><text:span text:style-name="T212">= </text:span><text:span text:style-name="T212">T</text:span><text:span text:style-name="T212">{</text:span><text:span text:style-name="T212">"</text:span><text:span text:style-name="T212">h</text:span><text:span text:style-name="T212">e</text:span><text:span text:style-name="T212">l</text:span><text:span text:style-name="T212">l</text:span><text:span text:style-name="T212">o</text:span><text:span text:style-name="T212">"</text:span><text:span text:style-name="T212">}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i </text:span><text:span text:style-name="T212">I </text:span><text:span text:style-name="T212">= </text:span><text:span text:style-name="T212">&amp;</text:span><text:span text:style-name="T212">t</text:span></text:p><text:p text:style-name="P95"><text:span text:style-name="T212"><text:tab/></text:span><text:span text:style-name="T212">i</text:span><text:span text:style-name="T212">.</text:span><text:span text:style-name="T212">M</text:span><text:span text:style-name="T212">(</text:span><text:span text:style-name="T212">)</text:span></text:p><text:p text:style-name="P95"><text:span text:style-name="T212">}</text:span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33132086436539" text:continue-numbering="true" text:style-name="L2">
        <text:list-item>
          <text:p text:style-name="P60">Š<text:span text:style-name="T140">ta je interfejs vrednosti (engl. </text:span><text:span text:style-name="T14">interface values</text:span><text:span text:style-name="T140">)?</text:span></text:p>
        </text:list-item>
        <text:list-item>
          <text:p text:style-name="P60">Š<text:span text:style-name="T141">ta je </text:span><text:span text:style-name="T15">nil</text:span><text:span text:style-name="T141"> interfejs?</text:span></text:p>
        </text:list-item>
        <text:list-item>
          <text:p text:style-name="P31"><text:span text:style-name="T141">Da li </text:span><text:span text:style-name="T35">prijemnik metode može i</text:span><text:span text:style-name="T55">mati</text:span><text:span text:style-name="T35"> </text:span><text:span text:style-name="T71">nil</text:span><text:span text:style-name="T35"> vrednost</text:span><text:span text:style-name="T141">? Da li </text:span><text:span text:style-name="T15">nil</text:span><text:span text:style-name="T141"> interfejs može biti prijemnik metode? Oba odgovora obrazložiti i potkrepiti odgovarajućim primerima.</text:span></text:p>
        </text:list-item>
        <text:list-item>
          <text:p text:style-name="P76"><text:soft-page-break/>Š<text:span text:style-name="T142">ta je prazan interfejs (engl. </text:span><text:span text:style-name="T16">empty interface</text:span><text:span text:style-name="T142">) i za šta se najčešće koristi?</text:span></text:p>
        </text:list-item>
        <text:list-item>
          <text:p text:style-name="P62">Pronaći <text:span text:style-name="T188">i</text:span> ispraviti grešku u dolenavedenom isečku koda.</text:p>
        </text:list-item>
      </text:list>
      <text:p text:style-name="P63"><draw:frame text:anchor-type="paragraph" draw:z-index="21" draw:name="Shape1" draw:style-name="gr3" draw:text-style-name="P96" svg:width="4.6043in" svg:height="2.626in" svg:x="1.3965in" svg:y="0.0437in"><draw:text-box><text:p text:style-name="P95"><text:span text:style-name="T212">p</text:span><text:span text:style-name="T212">a</text:span><text:span text:style-name="T212">c</text:span><text:span text:style-name="T212">k</text:span><text:span text:style-name="T212">a</text:span><text:span text:style-name="T212">g</text:span><text:span text:style-name="T212">e </text:span><text:span text:style-name="T212">m</text:span><text:span text:style-name="T212">a</text:span><text:span text:style-name="T212">i</text:span><text:span text:style-name="T212">n</text:span></text:p><text:p text:style-name="P95"><text:span text:style-name="T212"/></text:p><text:p text:style-name="P95"><text:span text:style-name="T212">i</text:span><text:span text:style-name="T212">m</text:span><text:span text:style-name="T212">p</text:span><text:span text:style-name="T212">o</text:span><text:span text:style-name="T212">r</text:span><text:span text:style-name="T212">t </text:span><text:span text:style-name="T212">"</text:span><text:span text:style-name="T212">f</text:span><text:span text:style-name="T212">m</text:span><text:span text:style-name="T212">t</text:span><text:span text:style-name="T212">"</text:span></text:p><text:p text:style-name="P95"><text:span text:style-name="T212"/></text:p><text:p text:style-name="P95"><text:span text:style-name="T212">f</text:span><text:span text:style-name="T212">u</text:span><text:span text:style-name="T212">n</text:span><text:span text:style-name="T212">c </text:span><text:span text:style-name="T212">m</text:span><text:span text:style-name="T212">a</text:span><text:span text:style-name="T212">i</text:span><text:span text:style-name="T212">n</text:span><text:span text:style-name="T212">(</text:span><text:span text:style-name="T212">) </text:span><text:span text:style-name="T212">{</text:span></text:p><text:p text:style-name="P95"><text:span text:style-name="T212"><text:tab/></text:span><text:span text:style-name="T212">v</text:span><text:span text:style-name="T212">a</text:span><text:span text:style-name="T212">r </text:span><text:span text:style-name="T212">i </text:span><text:span text:style-name="T212">i</text:span><text:span text:style-name="T212">n</text:span><text:span text:style-name="T212">t</text:span><text:span text:style-name="T212">e</text:span><text:span text:style-name="T212">r</text:span><text:span text:style-name="T212">f</text:span><text:span text:style-name="T212">a</text:span><text:span text:style-name="T212">c</text:span><text:span text:style-name="T212">e</text:span><text:span text:style-name="T212">{</text:span><text:span text:style-name="T212">} </text:span><text:span text:style-name="T212">= </text:span><text:span text:style-name="T212">"</text:span><text:span text:style-name="T212">h</text:span><text:span text:style-name="T212">e</text:span><text:span text:style-name="T212">l</text:span><text:span text:style-name="T212">l</text:span><text:span text:style-name="T212">o</text:span><text:span text:style-name="T212">"</text:span></text:p><text:p text:style-name="P95"><text:span text:style-name="T212"><text:tab/></text:span><text:span text:style-name="T212">s </text:span><text:span text:style-name="T212">:</text:span><text:span text:style-name="T212">= </text:span><text:span text:style-name="T212">i</text:span><text:span text:style-name="T212">.</text:span><text:span text:style-name="T212">(</text:span><text:span text:style-name="T212">s</text:span><text:span text:style-name="T212">t</text:span><text:span text:style-name="T212">r</text:span><text:span text:style-name="T212">i</text:span><text:span text:style-name="T212">n</text:span><text:span text:style-name="T212">g</text:span><text:span text:style-name="T212">)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s</text:span><text:span text:style-name="T212">)</text:span></text:p><text:p text:style-name="P95"><text:span text:style-name="T212"><text:tab/></text:span><text:span text:style-name="T212">s</text:span><text:span text:style-name="T212">, </text:span><text:span text:style-name="T212">o</text:span><text:span text:style-name="T212">k </text:span><text:span text:style-name="T212">:</text:span><text:span text:style-name="T212">= </text:span><text:span text:style-name="T212">i</text:span><text:span text:style-name="T212">.</text:span><text:span text:style-name="T212">(</text:span><text:span text:style-name="T212">s</text:span><text:span text:style-name="T212">t</text:span><text:span text:style-name="T212">r</text:span><text:span text:style-name="T212">i</text:span><text:span text:style-name="T212">n</text:span><text:span text:style-name="T212">g</text:span><text:span text:style-name="T212">)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s</text:span><text:span text:style-name="T212">, </text:span><text:span text:style-name="T212">o</text:span><text:span text:style-name="T212">k</text:span><text:span text:style-name="T212">)</text:span></text:p><text:p text:style-name="P95"><text:span text:style-name="T212"><text:tab/></text:span><text:span text:style-name="T212">f</text:span><text:span text:style-name="T212">, </text:span><text:span text:style-name="T212">o</text:span><text:span text:style-name="T212">k </text:span><text:span text:style-name="T212">:</text:span><text:span text:style-name="T212">= </text:span><text:span text:style-name="T212">i</text:span><text:span text:style-name="T212">.</text:span><text:span text:style-name="T212">(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</text:span><text:span text:style-name="T212">)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f</text:span><text:span text:style-name="T212">, </text:span><text:span text:style-name="T212">o</text:span><text:span text:style-name="T212">k</text:span><text:span text:style-name="T212">)</text:span></text:p><text:p text:style-name="P95"><text:span text:style-name="T212"><text:tab/></text:span><text:span text:style-name="T212">f </text:span><text:span text:style-name="T212">= </text:span><text:span text:style-name="T212">i</text:span><text:span text:style-name="T212">.</text:span><text:span text:style-name="T212">(</text:span><text:span text:style-name="T212">f</text:span><text:span text:style-name="T212">l</text:span><text:span text:style-name="T212">o</text:span><text:span text:style-name="T212">a</text:span><text:span text:style-name="T212">t</text:span><text:span text:style-name="T212">6</text:span><text:span text:style-name="T212">4</text:span><text:span text:style-name="T212">)</text:span></text:p><text:p text:style-name="P95"><text:span text:style-name="T212"><text:tab/></text:span><text:span text:style-name="T212">f</text:span><text:span text:style-name="T212">m</text:span><text:span text:style-name="T212">t</text:span><text:span text:style-name="T212">.</text:span><text:span text:style-name="T212">P</text:span><text:span text:style-name="T212">r</text:span><text:span text:style-name="T212">i</text:span><text:span text:style-name="T212">n</text:span><text:span text:style-name="T212">t</text:span><text:span text:style-name="T212">l</text:span><text:span text:style-name="T212">n</text:span><text:span text:style-name="T212">(</text:span><text:span text:style-name="T212">f</text:span><text:span text:style-name="T212">)</text:span></text:p><text:p text:style-name="P95"><text:span text:style-name="T212">}</text:span></text:p></draw:text-box></draw:frame><draw:frame text:anchor-type="paragraph" draw:z-index="20" draw:name="Shape2" draw:style-name="gr4" draw:text-style-name="P98" svg:width="0.2303in" svg:height="2.626in" svg:x="1.111in" svg:y="0.0307in"><draw:text-box><text:p text:style-name="P97"><text:span text:style-name="T213">1</text:span></text:p><text:p text:style-name="P97"><text:span text:style-name="T213">2</text:span></text:p><text:p text:style-name="P97"><text:span text:style-name="T213">3</text:span></text:p><text:p text:style-name="P97"><text:span text:style-name="T213">4</text:span></text:p><text:p text:style-name="P97"><text:span text:style-name="T213">5</text:span></text:p><text:p text:style-name="P97"><text:span text:style-name="T213">6</text:span></text:p><text:p text:style-name="P97"><text:span text:style-name="T213">7</text:span></text:p><text:p text:style-name="P97"><text:span text:style-name="T213">8</text:span></text:p><text:p text:style-name="P97"><text:span text:style-name="T213">9</text:span></text:p><text:p text:style-name="P97"><text:span text:style-name="T213">10</text:span></text:p><text:p text:style-name="P97"><text:span text:style-name="T213">11</text:span></text:p><text:p text:style-name="P97"><text:span text:style-name="T213">12</text:span></text:p><text:p text:style-name="P97"><text:span text:style-name="T213">13</text:span></text:p><text:p text:style-name="P97"><text:span text:style-name="T213">14</text:span></text:p><text:p text:style-name="P97"><text:span text:style-name="T213">15</text:span>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33132192470958" text:continue-numbering="true" text:style-name="L2">
        <text:list-item>
          <text:p text:style-name="P64">Š<text:span text:style-name="T143">ta je </text:span><text:span text:style-name="T74">Stringer</text:span><text:span text:style-name="T143"> interface i čemu služi? Navesti nekoliko primera njegove upotrebe.</text:span></text:p>
        </text:list-item>
        <text:list-item>
          <text:p text:style-name="P65">K<text:span text:style-name="T144">ako su realizovani izuzeci u programskom jeziku </text:span><text:span text:style-name="T17">Go</text:span><text:span text:style-name="T144">?</text:span></text:p>
        </text:list-item>
        <text:list-item>
          <text:p text:style-name="P65">Na koji način funkcija može prijaviti da se tokom njenog izvršavanja desila greška? Navesti nekoliko primera.</text:p>
        </text:list-item>
        <text:list-item>
          <text:p text:style-name="P66">Š<text:span text:style-name="T208">ta je tok (engl. </text:span><text:span text:style-name="T28">stream</text:span><text:span text:style-name="T208">) podataka?</text:span></text:p>
        </text:list-item>
        <text:list-item>
          <text:p text:style-name="P67">N<text:span text:style-name="T145">a koji način je moguće iščitati sadržaj tekstualne datoteke? Koji interfejs se tom prilikom koristi?</text:span></text:p>
        </text:list-item>
        <text:list-item>
          <text:p text:style-name="P68">Na koje načine se prosleđuju argumenti prilikom poziva funkcije <text:span text:style-name="T189">u programskom jeziku </text:span><text:span text:style-name="T24">Go</text:span>?</text:p>
        </text:list-item>
        <text:list-item>
          <text:p text:style-name="P32"><text:span text:style-name="T146">Šta je </text:span><text:span text:style-name="T18">Go</text:span><text:span text:style-name="T146"> rutina (engl. </text:span><text:span text:style-name="T18">goroutine</text:span><text:span text:style-name="T36">)?</text:span></text:p>
        </text:list-item>
        <text:list-item>
          <text:p text:style-name="P69">Na koje sve načine je moguće izvršiti sinhronizaciju <text:span text:style-name="T1">Go</text:span> rutina?</text:p>
        </text:list-item>
        <text:list-item>
          <text:p text:style-name="P64">Š<text:span text:style-name="T147">ta su i čemu služe kanali u programskom jeziku </text:span><text:span text:style-name="T19">Go</text:span><text:span text:style-name="T147">?</text:span></text:p>
        </text:list-item>
        <text:list-item>
          <text:p text:style-name="P64">Š<text:span text:style-name="T147">ta su baferovani kanali i kako se kreiraju?</text:span></text:p>
        </text:list-item>
        <text:list-item>
          <text:p text:style-name="P69">Da li je obavezno zatvaranje kanala? A tokova?</text:p>
        </text:list-item>
        <text:list-item>
          <text:p text:style-name="P69">Kada se najčešće zatvaraju kanali?</text:p>
        </text:list-item>
        <text:list-item>
          <text:p text:style-name="P69">Na koje načine se može obezbediti ekskluzivan pristup nekom<text:span text:style-name="T202"> </text:span>resursu?</text:p>
          <text:p text:style-name="P70"/>
        </text:list-item>
      </text:list>
      <text:p text:style-name="P94"><text:tab/></text:p>
      <text:p text:style-name="P71"/>
      <text:list xml:id="list133132860708156" text:continue-numbering="true" text:style-name="L2">
        <text:list-header>
          <text:p text:style-name="P77">Praktični zadaci</text:p>
        </text:list-header>
        <text:list-item>
          <text:p text:style-name="P86">Navesti primer beskonacne petlje u programskom jeziku <text:span text:style-name="T1">Go</text:span>.</text:p>
        </text:list-item>
        <text:list-item>
          <text:p text:style-name="P78"><text:bookmark-start text:name="__RefNumPara__1547_1224739931"/><text:span text:style-name="T158">Implementirati funkciju </text:span><text:span text:style-name="T78">Sqrt</text:span><text:span text:style-name="T153"> </text:span><text:span text:style-name="T158">čiji je zadatak da primenom Njutn-Rapsonove</text:span><text:span text:style-name="T158"><text:note text:id="ftn4" text:note-class="footnote"><text:note-citation>4</text:note-citation><text:note-body><text:p text:style-name="Footnote"><text:a xlink:type="simple" xlink:href="https://en.wikipedia.org/wiki/Newton%27s_method" text:style-name="Internet_20_link" text:visited-style-name="Visited_20_Internet_20_Link">https://en.wikipedia.org/wiki/Newton%27s_method</text:a></text:p></text:note-body></text:note></text:span><text:span text:style-name="T158"> metode izračuna vrednost kvadratnog korena realnog broja, koji prethodno pomenuta funkcija prima kao jedini parametar. Testirati implementaciju </text:span><text:span text:style-name="T78">Sqrt</text:span><text:span text:style-name="T158"> funkcije i proveriti kolika su odstupanja</text:span><text:span text:style-name="T158"><text:note text:id="ftn5" text:note-class="footnote"><text:note-citation>5</text:note-citation><text:note-body><text:p text:style-name="P2"><text:span text:style-name="T128">Možete isprobati </text:span><text:span text:style-name="T112">odstupanja</text:span><text:span text:style-name="T128"> za prvih </text:span><text:span text:style-name="T112">1000000</text:span><text:span text:style-name="T128"> prirodnih brojeva.</text:span></text:p></text:note-body></text:note></text:span><text:span text:style-name="T158"> njenih rezultata od rezultata funkcije </text:span><text:span text:style-name="T78">math.Sqrt</text:span><text:span text:style-name="T153"><text:note text:id="ftn6" text:note-class="footnote"><text:note-citation>6</text:note-citation><text:note-body><text:p text:style-name="Footnote"><text:a xlink:type="simple" xlink:href="https://golang.org/pkg/math/#Sqrt" text:style-name="Internet_20_link" text:visited-style-name="Visited_20_Internet_20_Link">https://golang.org/pkg/math/#Sqrt</text:a></text:p></text:note-body></text:note></text:span><text:span text:style-name="T158">. Dodatne smernice za implementaciju i testiranje možete pronaći na sledećem </text:span><text:a xlink:type="simple" xlink:href="https://tour.golang.org/flowcontrol/8" text:style-name="Internet_20_link" text:visited-style-name="Visited_20_Internet_20_Link"><text:span text:style-name="T158">linku</text:span></text:a><text:span text:style-name="T158">.</text:span><text:bookmark-end text:name="__RefNumPara__1547_1224739931"/></text:p>
        </text:list-item>
        <text:list-item>
          <text:p text:style-name="P79"><text:span text:style-name="T156">Implementirati funkciju </text:span><text:span text:style-name="T77">WordCount</text:span><text:span text:style-name="T156">, koja kao parametar prima jedan string. Njen zadatak je da u prethodno pomenutom stringu izdvoji sve reči </text:span><text:span text:style-name="T159">i</text:span><text:span text:style-name="T156"> prebroji koliko puta se svaka od njih </text:span><text:span text:style-name="T159">pojavljuje</text:span><text:span text:style-name="T156">. Povratna vrednost </text:span><text:span text:style-name="T159">funkcije</text:span><text:span text:style-name="T156"> </text:span><text:span text:style-name="T77">WordCount</text:span><text:span text:style-name="T156"> treba da bude mapa čiji parovi imaju sledeći oblik “</text:span><text:span text:style-name="T77">reč : broj_pojavljivanja_reči</text:span><text:span text:style-name="T156">”. </text:span><text:span text:style-name="T159">Ovako implementiranu funkciju testirati na nekoliko primera. Dodatne smernice za implementaciju i testiranje možete pronaći na sledećem </text:span><text:a xlink:type="simple" xlink:href="https://tour.golang.org/moretypes/23" text:style-name="Internet_20_link" text:visited-style-name="Visited_20_Internet_20_Link"><text:span text:style-name="T159">linku</text:span></text:a><text:span text:style-name="T159">.</text:span></text:p>
        </text:list-item>
        <text:list-item>
          <text:p text:style-name="P80"><text:span text:style-name="T160">Implementirati funkciju </text:span><text:span text:style-name="T79">fibonacci</text:span><text:span text:style-name="T166"> č</text:span><text:span text:style-name="T167">ija je povratna vrednost druga (unutrašnja) funkcija</text:span><text:span text:style-name="T166">. </text:span><text:span text:style-name="T167">Zadatak ove unutrašnje funkcije je da pri svakom pozivu</text:span><text:span text:style-name="T167"><text:note text:id="ftn7" text:note-class="footnote"><text:note-citation>7</text:note-citation><text:note-body><text:p text:style-name="P5">Pri prvom pozivu vraća broj 0, pri drugom pozivu broj 1, itd.</text:p></text:note-body></text:note></text:span><text:span text:style-name="T167"> vrati odgovarajući element niza </text:span><text:span text:style-name="T166"><text:s/>Fibonačijevih brojeva</text:span><text:span text:style-name="T166"><text:note text:id="ftn8" text:note-class="footnote"><text:note-citation>8</text:note-citation><text:note-body><text:p text:style-name="Footnote"><text:a xlink:type="simple" xlink:href="https://en.wikipedia.org/wiki/Fibonacci_number" text:style-name="Internet_20_link" text:visited-style-name="Visited_20_Internet_20_Link">https://en.wikipedia.org/wiki/Fibonacci_number</text:a></text:p></text:note-body></text:note></text:span><text:span text:style-name="T166">, </text:span><text:span text:style-name="T167">počevši od 0</text:span><text:span text:style-name="T167"><text:note text:id="ftn9" text:note-class="footnote"><text:note-citation>9</text:note-citation><text:note-body><text:p text:style-name="P9">U <text:span text:style-name="T119">p</text:span><text:span text:style-name="T120">ojedinoj literaturi</text:span><text:span text:style-name="T203"> se kao prvi</text:span> Fibonačijev broj <text:span text:style-name="T118">n</text:span><text:span text:style-name="T120">avodi</text:span> <text:span text:style-name="T118">b</text:span><text:span text:style-name="T120">roj</text:span> 1.</text:p></text:note-body></text:note></text:span><text:span text:style-name="T167">.</text:span><text:span text:style-name="T166"> </text:span><text:span text:style-name="T168">Dodatne smernice za implementaciju možete pronaći na sledećem </text:span><text:a xlink:type="simple" xlink:href="https://tour.golang.org/moretypes/26" text:style-name="Internet_20_link" text:visited-style-name="Visited_20_Internet_20_Link"><text:span text:style-name="T168">linku</text:span></text:a><text:span text:style-name="T168">.</text:span></text:p>
        </text:list-item>
        <text:list-item>
          <text:p text:style-name="P81"><text:span text:style-name="T169">Kreirati tip </text:span><text:span text:style-name="T80">IPAddr</text:span><text:span text:style-name="T169"> tako da predstavlja IPv4</text:span><text:span text:style-name="T169"><text:note text:id="ftn10" text:note-class="footnote"><text:note-citation>10</text:note-citation><text:note-body><text:p text:style-name="Footnote"><text:a xlink:type="simple" xlink:href="https://en.wikipedia.org/wiki/IPv4" text:style-name="Internet_20_link" text:visited-style-name="Visited_20_Internet_20_Link">https://en.wikipedia.org/wiki/IPv4</text:a></text:p></text:note-body></text:note></text:span><text:span text:style-name="T169"> adresu. Prilikom poziva funkcije </text:span><text:span text:style-name="T80">fmt.Print</text:span><text:span text:style-name="T169"> </text:span><text:span text:style-name="T170">sa argumentom </text:span><text:span text:style-name="T80">IPAddr{192, 168, 0, 1}</text:span><text:span text:style-name="T169">, na standardnom izlazu bi trebalo da <text:s/>se prikaže sledeći ispis </text:span><text:span text:style-name="T80">192.168.0.1</text:span><text:span text:style-name="T169"> . </text:span><text:span text:style-name="T168">Dodatne smernice za implementaciju možete pronaći na sledećem </text:span><text:a xlink:type="simple" xlink:href="https://tour.golang.org/methods/18" text:style-name="Internet_20_link" text:visited-style-name="Visited_20_Internet_20_Link"><text:span text:style-name="T169">linku</text:span></text:a><text:span text:style-name="T168">.</text:span></text:p>
        </text:list-item>
        <text:list-item>
          <text:p text:style-name="P82"><text:span text:style-name="T168">F</text:span><text:span text:style-name="T170">unkciju </text:span><text:span text:style-name="T81">Sqrt</text:span><text:span text:style-name="T170"> iz zadatka </text:span><text:span text:style-name="T171"><text:bookmark-ref text:reference-format="number" text:ref-name="__RefNumPara__1547_1224739931">79</text:bookmark-ref></text:span><text:span text:style-name="T171">.</text:span><text:span text:style-name="T170"> potrebno je proširiti tako da prijavi grešku ukoliko joj se kao argument prilikom poziva prosledi negativan broj. Greška treba da sadrži neodgovarajuću vrednost argumenta </text:span><text:span text:style-name="T172">koji ju je izazvao</text:span><text:span text:style-name="T170">. </text:span><text:span text:style-name="T168">Dodatne smernice za implementaciju možete pronaći na sledećem </text:span><text:a xlink:type="simple" xlink:href="https://tour.golang.org/methods/20" text:style-name="Internet_20_link" text:visited-style-name="Visited_20_Internet_20_Link"><text:span text:style-name="T169">linku</text:span></text:a><text:span text:style-name="T168">.</text:span></text:p>
        </text:list-item>
        <text:list-item>
          <text:p text:style-name="P83"><text:span text:style-name="T168">I</text:span><text:span text:style-name="T173">mplementirati </text:span><text:span text:style-name="T174">novi tip podatka koji z</text:span><text:span text:style-name="T173">adovljava</text:span><text:span text:style-name="T174"> </text:span><text:span text:style-name="T82">Reader</text:span><text:span text:style-name="T174"> interfejs </text:span><text:span text:style-name="T175">i</text:span><text:span text:style-name="T174"> čiji je zadatak da emituje beskonačan tok </text:span><text:span text:style-name="T82">ASCII</text:span><text:span text:style-name="T174"> karaktera </text:span><text:span text:style-name="T82">’A’</text:span><text:span text:style-name="T174">. </text:span><text:span text:style-name="T168">Dodatne smernice za implementaciju možete pronaći na sledećem </text:span><text:a xlink:type="simple" xlink:href="https://tour.golang.org/methods/22" text:style-name="Internet_20_link" text:visited-style-name="Visited_20_Internet_20_Link"><text:span text:style-name="T169">linku</text:span></text:a><text:span text:style-name="T168">.</text:span></text:p>
        </text:list-item>
        <text:list-item>
          <text:p text:style-name="P84"><text:span text:style-name="T168">K</text:span><text:span text:style-name="T173">reirati tip podatka </text:span><text:span text:style-name="T83">rot13Reader</text:span><text:span text:style-name="T173"> koji zadvoljava </text:span><text:span text:style-name="T83">Reader</text:span><text:span text:style-name="T173"> interfejs. </text:span><text:span text:style-name="T176">Zadatak tipa </text:span><text:span text:style-name="T83">rot13Reader</text:span><text:span text:style-name="T173"> </text:span><text:span text:style-name="T176">je da </text:span><text:span text:style-name="T173">čita podatke iz nekog toka </text:span><text:span text:style-name="T177">i </text:span><text:span text:style-name="T173">modifikuje ih primenom</text:span><text:span text:style-name="T173"><text:note text:id="ftn11" text:note-class="footnote"><text:note-citation>11</text:note-citation><text:note-body><text:p text:style-name="P6"><text:span text:style-name="T191">Cezarovu šifru zamene treba primeniti samo </text:span><text:span text:style-name="T114">n</text:span><text:span text:style-name="T115">a</text:span><text:span text:style-name="T191"> mal</text:span><text:span text:style-name="T114">a</text:span><text:span text:style-name="T191"> i velik</text:span><text:span text:style-name="T114">a</text:span><text:span text:style-name="T191"> slov</text:span><text:span text:style-name="T114">a</text:span><text:span text:style-name="T191"> engleskom alfabeta.</text:span></text:p></text:note-body></text:note></text:span><text:span text:style-name="T173"> C</text:span><text:span text:style-name="T176">ezarove šifre zamena</text:span><text:span text:style-name="T176"><text:note text:id="ftn12" text:note-class="footnote"><text:note-citation>12</text:note-citation><text:note-body><text:p text:style-name="Footnote"><text:a xlink:type="simple" xlink:href="https://en.wikipedia.org/wiki/ROT13" text:style-name="Internet_20_link" text:visited-style-name="Visited_20_Internet_20_Link">https://en.wikipedia.org/wiki/ROT13</text:a></text:p></text:note-body></text:note></text:span><text:span text:style-name="T173">. </text:span><text:span text:style-name="T168">Dodatne smernice za implementaciju možete pronaći na sledećem </text:span><text:a xlink:type="simple" xlink:href="https://tour.golang.org/methods/23" text:style-name="Internet_20_link" text:visited-style-name="Visited_20_Internet_20_Link"><text:span text:style-name="T169">linku</text:span></text:a><text:span text:style-name="T168">.</text:span></text:p>
        </text:list-item>
        <text:list-item>
          <text:p text:style-name="P84"><text:soft-page-break/><text:span text:style-name="T168">U</text:span><text:span text:style-name="T178">potrebom </text:span><text:span text:style-name="T154">Go</text:span><text:span text:style-name="T178"> rutina, implementirati </text:span><text:span text:style-name="T84">Same</text:span><text:span text:style-name="T178"> funkciji čiji je zadatak da proveri da li su dva sortirana binarna stabla</text:span><text:span text:style-name="T178"><text:note text:id="ftn13" text:note-class="footnote"><text:note-citation>13</text:note-citation><text:note-body><text:p text:style-name="P3"><text:span text:style-name="T121">V</text:span><text:span text:style-name="T205">rednost sadržana u </text:span><text:span text:style-name="T123">n</text:span><text:span text:style-name="T124">ekom</text:span><text:span text:style-name="T205"> čvoru sortiranog binarnog stabla je veća od svih vrednosti sadržanih u levom podstablu tog čvora, a manja od svih vrednosti sadržanih u desnom podstablu </text:span><text:span text:style-name="T113">prethodno pomenutog </text:span><text:span text:style-name="T148">čvora. Pretpostavka je da su sve vrednosti sadržane u čvorovima </text:span><text:span text:style-name="T113">j</text:span><text:span text:style-name="T122">ednog binarnog stabla</text:span><text:span text:style-name="T148"> različite.</text:span></text:p></text:note-body></text:note></text:span><text:span text:style-name="T178"> ekvivalentna. </text:span><text:span text:style-name="T168">Dodatne smernice za implementaciju možete pronaći na sledećem </text:span><text:a xlink:type="simple" xlink:href="https://tour.golang.org/concurrency/7" text:style-name="Internet_20_link" text:visited-style-name="Visited_20_Internet_20_Link"><text:span text:style-name="T169">linku</text:span></text:a><text:span text:style-name="T168">.</text:span></text:p>
        </text:list-item>
        <text:list-item>
          <text:p text:style-name="P85"><text:span text:style-name="T168">U</text:span><text:span text:style-name="T179">potrebom </text:span><text:span text:style-name="T155">Go</text:span><text:span text:style-name="T179"> rutina, i</text:span><text:span text:style-name="T180">mplementirati</text:span><text:span text:style-name="T179"> jednostavan veb-</text:span><text:span text:style-name="T155">crawler</text:span><text:span text:style-name="T179"> koji polazeći od zadate veb-stranice rekurzivno obilazi sve susedne stranice</text:span><text:span text:style-name="T179"><text:note text:id="ftn14" text:note-class="footnote"><text:note-citation>14</text:note-citation><text:note-body><text:p text:style-name="P10">Stranice A i B su direktni susedi ukoliko u bar jednoj od njih postoji link ka onoj drugoj.</text:p></text:note-body></text:note></text:span><text:span text:style-name="T179">, vodeći računa da svaku stranicu o</text:span><text:span text:style-name="T181">biđe</text:span><text:span text:style-name="T179"> tačno jednom. <text:s/></text:span><text:span text:style-name="T168">Dodatne smernice za implementaciju možete pronaći na sledećem </text:span><text:a xlink:type="simple" xlink:href="https://tour.golang.org/concurrency/10" text:style-name="Internet_20_link" text:visited-style-name="Visited_20_Internet_20_Link"><text:span text:style-name="T169">linku</text:span></text:a><text:span text:style-name="T168">.</text:span></text:p>
        </text:list-item>
        <text:list-item>
          <text:p text:style-name="P87"><text:span text:style-name="T34">G</text:span><text:span text:style-name="T44">enerisati dinamički niz sa bar 10000 slučajno odabranih b</text:span><text:span text:style-name="T50">rojeva</text:span><text:span text:style-name="T44"> iz intervala </text:span><text:span text:style-name="T69">[0, 255]</text:span><text:span text:style-name="T44">. Implementirati funkcije </text:span><text:span text:style-name="T69">zbir</text:span><text:span text:style-name="T44"> i </text:span><text:span text:style-name="T69">zbirParalelno</text:span><text:span text:style-name="T44"> koje treba da odrede zbir </text:span><text:span text:style-name="T51">brojeva </text:span><text:span text:style-name="T44">prethodno pomenuto</text:span><text:span text:style-name="T51">g</text:span><text:span text:style-name="T44"> n</text:span><text:span text:style-name="T51">iza</text:span><text:span text:style-name="T44"> sekvencijalno, odnosno paralelno</text:span><text:span text:style-name="T44"><text:note text:id="ftn15" text:note-class="footnote"><text:note-citation>15</text:note-citation><text:note-body><text:p text:style-name="P4">Pretpostavka je da će se programski kod izvršavati na višejezgarnom proceso<text:span text:style-name="T192">r</text:span>u.</text:p></text:note-body></text:note></text:span><text:span text:style-name="T44"> upotrebom </text:span><text:span text:style-name="T20">Go</text:span><text:span text:style-name="T44"> rutina. Odraditi eksperimente jakog </text:span><text:span text:style-name="T52">i</text:span><text:span text:style-name="T44"> slabog skaliranja funkcije </text:span><text:span text:style-name="T69">zbirParalelno</text:span><text:span text:style-name="T44">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Bitstream Vera Sans Mono" svg:font-family="'Bitstream Vera Sans Mono'"/>
    <style:font-face style:name="Droid Sans Devanagari2" svg:font-family="'Droid Sans Devanagari'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itstream Vera Sans Mono1" svg:font-family="'Bitstream Vera Sans Mono'" style:font-pitch="variable"/>
    <style:font-face style:name="Droid Sans Devanagari1" svg:font-family="'Droid Sans Devanagari'" style:font-pitch="variable"/>
    <style:font-face style:name="Liberation Serif1" svg:font-family="'Liberation Serif'" style:font-pitch="variable"/>
    <style:font-face style:name="Noto Serif CJK SC" svg:font-family="'Noto Serif CJK SC'" style:font-pitch="variable"/>
    <style:font-face style:name="Source Code Pro1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6T20:56:12.592785416</meta:creation-date>
    <dc:date>2021-04-15T13:31:30.751442260</dc:date>
    <meta:editing-duration>P1DT3H33M25S</meta:editing-duration>
    <meta:editing-cycles>620</meta:editing-cycles>
    <meta:generator>LibreOffice/7.0.3.1$Linux_X86_64 LibreOffice_project/00$Build-1</meta:generator>
    <meta:document-statistic meta:table-count="0" meta:image-count="0" meta:object-count="0" meta:page-count="9" meta:paragraph-count="120" meta:word-count="1622" meta:character-count="10770" meta:non-whitespace-character-count="9347"/>
  </office:meta>
</office:document-meta>
</file>